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2" style:font-size-asian="12pt" style:font-name-complex="Liberation Sans2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4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8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1" style:family="paragraph" style:parent-style-name="Table_20_Heading">
      <style:text-properties fo:font-size="12pt" style:font-size-asian="12pt" style:font-size-complex="12pt"/>
    </style:style>
    <style:style style:name="P142" style:family="paragraph" style:parent-style-name="Table_20_Contents">
      <style:text-properties style:font-name="Liberation Sans" fo:font-size="12pt" style:font-size-asian="12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5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8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5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6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8" style:family="paragraph" style:parent-style-name="Table_20_Contents">
      <style:text-properties fo:font-size="12pt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3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2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3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9" style:family="paragraph" style:parent-style-name="Table_20_Contents">
      <style:paragraph-properties fo:margin-top="0cm" fo:margin-bottom="0.499cm"/>
    </style:style>
    <style:style style:name="P190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1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3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5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6" style:family="paragraph" style:parent-style-name="Standard">
      <style:text-properties style:font-name="Liberation Sans" fo:font-size="12pt" officeooo:paragraph-rsid="000757b5" style:font-size-asian="12pt" style:font-size-complex="12pt"/>
    </style:style>
    <style:style style:name="P19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>
      <style:text-properties style:font-name="Liberation Sans" fo:font-size="12pt" style:text-underline-style="none" officeooo:paragraph-rsid="00094fd1" style:font-size-asian="12pt" style:font-size-complex="12pt"/>
    </style:style>
    <style:style style:name="P217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9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8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6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8" style:family="paragraph" style:parent-style-name="Standard" style:list-style-name="L8">
      <style:text-properties fo:language="en" fo:country="US" style:text-underline-style="none"/>
    </style:style>
    <style:style style:name="P239" style:family="paragraph" style:parent-style-name="Standard" style:list-style-name="L10"/>
    <style:style style:name="P240" style:family="paragraph" style:parent-style-name="Standard" style:list-style-name="L38">
      <style:text-properties fo:font-size="12pt" style:font-size-asian="12pt" style:font-size-complex="12pt"/>
    </style:style>
    <style:style style:name="P241" style:family="paragraph" style:parent-style-name="Standard" style:list-style-name="L59">
      <style:text-properties fo:font-size="12pt" style:font-size-asian="12pt" style:font-size-complex="12pt"/>
    </style:style>
    <style:style style:name="P242" style:family="paragraph" style:parent-style-name="Standard" style:list-style-name="L60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4" style:family="paragraph" style:parent-style-name="Standard" style:list-style-name="L61">
      <style:text-properties fo:font-size="12pt" style:text-underline-style="solid" style:text-underline-width="auto" style:text-underline-color="font-color" style:font-size-asian="12pt" style:font-size-complex="12pt"/>
    </style:style>
    <style:style style:name="P245" style:family="paragraph" style:parent-style-name="Standard" style:list-style-name="L51"/>
    <style:style style:name="P246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47" style:family="paragraph" style:parent-style-name="Standard">
      <style:text-properties style:use-window-font-color="true" style:text-outline="false" style:text-line-through-styl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text-overline-style="none" style:text-overline-color="font-color"/>
    </style:style>
    <style:style style:name="P248" style:family="paragraph" style:parent-style-name="Standard" style:list-style-name="L54"/>
    <style:style style:name="P249" style:family="paragraph" style:parent-style-name="Standard" style:list-style-name="L62">
      <style:text-properties officeooo:paragraph-rsid="00094fd1"/>
    </style:style>
    <style:style style:name="P250" style:family="paragraph" style:parent-style-name="Standard" style:list-style-name="L62">
      <style:text-properties officeooo:paragraph-rsid="000a1170"/>
    </style:style>
    <style:style style:name="P251" style:family="paragraph" style:parent-style-name="Standard" style:list-style-name="L62">
      <style:text-properties officeooo:paragraph-rsid="000a46ac"/>
    </style:style>
    <style:style style:name="P252" style:family="paragraph" style:parent-style-name="Standard" style:list-style-name="L62">
      <style:text-properties officeooo:paragraph-rsid="000b9ada"/>
    </style:style>
    <style:style style:name="P253" style:family="paragraph" style:parent-style-name="Standard" style:list-style-name="L62">
      <style:text-properties officeooo:paragraph-rsid="000ccb86"/>
    </style:style>
    <style:style style:name="P254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5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6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7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8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0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4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5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6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officeooo:paragraph-rsid="000e1928" style:font-size-asian="12pt" style:font-size-complex="12pt"/>
    </style:style>
    <style:style style:name="P268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7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73" style:family="paragraph" style:parent-style-name="Table_20_Contents" style:list-style-name="L36">
      <style:paragraph-properties fo:text-align="justify" style:justify-single-word="false"/>
    </style:style>
    <style:style style:name="P27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5" style:family="paragraph" style:parent-style-name="Table_20_Contents" style:list-style-name="L57"/>
    <style:style style:name="P276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officeooo:rsid="00094fd1" style:font-size-asian="12pt" style:font-size-complex="12pt"/>
    </style:style>
    <style:style style:name="T6" style:family="text">
      <style:text-properties style:font-name="Liberation Sans" fo:font-size="12pt" style:text-underline-style="none" officeooo:rsid="000a1170" style:font-size-asian="12pt" style:font-size-complex="12pt"/>
    </style:style>
    <style:style style:name="T7" style:family="text">
      <style:text-properties style:font-name="Liberation Sans" fo:font-size="12pt" style:text-underline-style="none" officeooo:rsid="000a46ac" style:font-size-asian="12pt" style:font-size-complex="12pt"/>
    </style:style>
    <style:style style:name="T8" style:family="text">
      <style:text-properties style:font-name="Liberation Sans" fo:font-size="12pt" style:text-underline-style="none" officeooo:rsid="000b9ada" style:font-size-asian="12pt" style:font-size-complex="12pt"/>
    </style:style>
    <style:style style:name="T9" style:family="text">
      <style:text-properties style:font-name="Liberation Sans" fo:font-size="12pt" style:text-underline-style="none" officeooo:rsid="000ccb86" style:font-size-asian="12pt" style:font-size-complex="12pt"/>
    </style:style>
    <style:style style:name="T10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fo:background-color="#f9f9f9"/>
    </style:style>
    <style:style style:name="T14" style:family="text">
      <style:text-properties style:font-name="Liberation Sans" fo:language="en" fo:country="US"/>
    </style:style>
    <style:style style:name="T1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fo:background-color="#ffff00"/>
    </style:style>
    <style:style style:name="T2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5" style:family="text">
      <style:text-properties fo:font-style="italic" fo:background-color="#ffff00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background-color="#ffff00"/>
    </style:style>
    <style:style style:name="T28" style:family="text">
      <style:text-properties fo:color="#ff0000"/>
    </style:style>
    <style:style style:name="T29" style:family="text">
      <style:text-properties fo:color="#ff0000" fo:background-color="transparent"/>
    </style:style>
    <style:style style:name="T30" style:family="text">
      <style:text-properties fo:color="#00ff00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33" style:family="text">
      <style:text-properties style:font-name-asian="Liberation Sans2" style:font-name-complex="Liberation Sans2"/>
    </style:style>
    <style:style style:name="T34" style:family="text">
      <style:text-properties fo:background-color="transparen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normal" style:text-underline-style="none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none"/>
    </style:style>
    <style:style style:name="T39" style:family="text">
      <style:text-properties style:font-name="Liberation Sans1"/>
    </style:style>
    <style:style style:name="T40" style:family="text">
      <style:text-properties style:font-name="Liberation Sans2" style:font-name-asian="Liberation Sans2" style:font-name-complex="Liberation Sans2"/>
    </style:style>
    <style:style style:name="T41" style:family="text">
      <style:text-properties fo:color="#ff00ff"/>
    </style:style>
    <style:style style:name="T42" style:family="text">
      <style:text-properties officeooo:rsid="000757b5"/>
    </style:style>
    <style:style style:name="T43" style:family="text">
      <style:text-properties officeooo:rsid="00094fd1"/>
    </style:style>
    <style:style style:name="T44" style:family="text">
      <style:text-properties officeooo:rsid="000a46ac"/>
    </style:style>
    <style:style style:name="T45" style:family="text">
      <style:text-properties officeooo:rsid="000e192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6">Рабочая среда</text:p>
          </table:table-cell>
          <table:table-cell table:style-name="Таблица1.A1" office:value-type="string">
            <text:p text:style-name="P148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0">любой терминал (xterm, rxvt, mrxvt, ...)</text:p>
      <text:p text:style-name="P8"/>
      <text:p text:style-name="P8">Windows:</text:p>
      <text:list xml:id="list204969495" text:style-name="L1">
        <text:list-item>
          <text:p text:style-name="P190">установить Ruby для Windows, запускать через виндозный cmd</text:p>
          <text:p text:style-name="P190">&gt;&gt;&gt; показать Start/Run/cmd</text:p>
        </text:list-item>
        <text:list-item>
          <text:p text:style-name="P190">установить cygwin и получить линукс под виндой</text:p>
        </text:list-item>
        <text:list-item>
          <text:p text:style-name="P190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100421563" text:style-name="L2">
        <text:list-item>
          <text:p text:style-name="P191">установка</text:p>
        </text:list-item>
        <text:list-item>
          <text:p text:style-name="P191">удаление</text:p>
        </text:list-item>
        <text:list-item>
          <text:p text:style-name="P191">обновление</text:p>
        </text:list-item>
        <text:list-item>
          <text:p text:style-name="P191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0">pwd</text:p>
      <text:p text:style-name="P130">ls</text:p>
      <text:p text:style-name="P130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0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270039611" text:style-name="L3">
        <text:list-item>
          <text:p text:style-name="P192">имеющий подсветку синтаксиса для данного языка</text:p>
        </text:list-item>
        <text:list-item>
          <text:p text:style-name="P192">позволяющий задавать <text:span text:style-name="T1">формат конца строки</text:span>.</text:p>
        </text:list-item>
      </text:list>
      <text:p text:style-name="P8"/>
      <text:list xml:id="list1690453050" text:style-name="L4">
        <text:list-item>
          <text:p text:style-name="P193">emacs (swiss army knife)</text:p>
        </text:list-item>
        <text:list-item>
          <text:p text:style-name="P193">sublime text (есть подсказки по языковым конструкциям!)</text:p>
        </text:list-item>
        <text:list-item>
          <text:p text:style-name="P193">Edit Plus</text:p>
        </text:list-item>
        <text:list-item>
          <text:p text:style-name="P193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8">Демонстрация \r</text:p>
      <text:p text:style-name="P8"/>
      <text:p text:style-name="P132"><text:soft-page-break/>&gt; echo -e “hello\r” # отличий не видно</text:p>
      <text:p text:style-name="P132">&gt; echo -e “hello\rH” # =&gt; Hello</text:p>
      <text:p text:style-name="P139"/>
      <text:p text:style-name="P132">&gt; for i in `seq 1 10`; do echo $i; done; echo “”</text:p>
      <text:p text:style-name="P132">&gt; for i in `seq 1 10`; do echo -n $i; done; echo “” <text:s text:c="7"/># =&gt; 12345678910</text:p>
      <text:p text:style-name="P132">&gt; for i in `seq 1 10`; do echo -ne “$i\r”; done; echo “” # =&gt; 10</text:p>
      <text:p text:style-name="P131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590498364" text:style-name="L5">
        <text:list-header>
          <text:p text:style-name="P254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1418730369" text:style-name="L6">
        <text:list-header>
          <text:p text:style-name="P255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><text:soft-page-break/></text:p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6">Консоль Руби </text:p>
            <text:p text:style-name="P146">Встроенная документация по руби</text:p>
            <text:p text:style-name="P146">Переменные</text:p>
            <text:p text:style-name="P146">Всякое разное</text:p>
          </table:table-cell>
          <table:table-cell table:style-name="Table1.A1" office:value-type="string">
            <text:p text:style-name="P148">Занятие 2</text:p>
            <text:p text:style-name="P148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29">ruby-1.9.2-p290</text:p>
      <text:p text:style-name="P129">ruby-1.9.3-p448 </text:p>
      <text:p text:style-name="P129">ruby-1.9.3-rc1 </text:p>
      <text:p text:style-name="P129">ruby-2.0.0-p247 </text:p>
      <text:p text:style-name="P129"/>
      <text:p text:style-name="P23">где применяется ruby</text:p>
      <text:p text:style-name="P23"/>
      <text:list xml:id="list1225528666" text:style-name="L7">
        <text:list-item>
          <text:p text:style-name="P217">консольные утилиты </text:p>
        </text:list-item>
      </text:list>
      <text:list xml:id="list1610143449" text:style-name="L8">
        <text:list-item>
          <text:p text:style-name="P238"><text:span text:style-name="T16">gui (tk) –</text:span><text:span text:style-name="T16"> Oh, no!</text:span></text:p>
        </text:list-item>
        <text:list-item>
          <text:p text:style-name="P218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26">"hello"[0] <text:s text:c="3"/>#=&gt; 104</text:p>
      <text:p text:style-name="P126"/>
      <text:p text:style-name="P85">ruby 1.9.x и 2.0.0</text:p>
      <text:p text:style-name="P85"/>
      <text:p text:style-name="P126">"hello"[0] <text:s text:c="3"/>#=&gt; “h”</text:p>
      <text:p text:style-name="P129"/>
      <text:p text:style-name="P92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16">irb – интерактивный руби </text:span><text:span text:style-name="T16">(REPL - read, evaluate, print, loop)</text:span></text:p>
      <text:p text:style-name="P28"/>
      <text:p text:style-name="P43"><text:span text:style-name="T16">&gt;&gt;&gt; Демонстрация, </text:span><text:span text:style-name="T16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26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27">9/4 <text:s text:c="14"/>#=&gt;2 <text:s text:c="2"/>удивлены?</text:p>
      <text:p text:style-name="P127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27">“oo” + “ps” <text:s text:c="6"/>#=&gt;”oops” <text:s/># конкатенация строк</text:p>
      <text:p text:style-name="P127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27">num = 6+3</text:p>
      <text:p text:style-name="P127">num += 2</text:p>
      <text:p text:style-name="P127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16">Полезные </text:span><text:span text:style-name="T16">утилиты – ri</text:span></text:p>
      <text:p text:style-name="P36"/>
      <text:p text:style-name="P43"><text:span text:style-name="T16">ri – (ruby informat</text:span><text:span text:style-name="T16">i</text:span><text:span text:style-name="T16">on) – </text:span><text:span text:style-name="T16">справочная </text:span><text:span text:style-name="T16">система руби (в консоли)</text:span></text:p>
      <text:p text:style-name="P28"/>
      <text:p text:style-name="P126">&gt;ri --help</text:p>
      <text:p text:style-name="P126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16">&gt;&gt;&gt; Объяснить, что они видят в следующем задании. </text:span><text:span text:style-name="T16">один и тот же метод определен в разных классах.</text:span></text:p>
      <text:p text:style-name="P10">&gt;&gt;&gt; <text:span text:style-name="T2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0">Имена </text:span><text:span text:style-name="T20">переменных и констант состоят из:</text:span></text:p>
      <text:list xml:id="list1373720399" text:style-name="L9">
        <text:list-item>
          <text:p text:style-name="P219">буквы</text:p>
        </text:list-item>
        <text:list-item>
          <text:p text:style-name="P219">цифры (не может быть первой)</text:p>
        </text:list-item>
        <text:list-item>
          <text:p text:style-name="P219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25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0"><text:tab/></text:span><text:span text:style-name="T22">S</text:span><text:span text:style-name="T20">tring, Array</text:span><text:span text:style-name="T21">, Hash</text:span></text:p>
      <text:p text:style-name="P25"><text:tab/>Enumerable, Comparable</text:p>
      <text:p text:style-name="P2"><text:span text:style-name="T20"><text:tab/></text:span><text:span text:style-name="T22">M</text:span><text:span text:style-name="T2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6">Типы данных</text:p>
            <text:p text:style-name="P146">Операции:</text:p>
            <text:p text:style-name="P146"><text:s/>* интерполяция</text:p>
            <text:p text:style-name="P146"><text:s/>* regular expression matching</text:p>
            <text:p text:style-name="P146">управляющие структуры</text:p>
            <text:p text:style-name="P146"><text:s/>* if</text:p>
            <text:p text:style-name="P146"><text:s/>* while</text:p>
          </table:table-cell>
          <table:table-cell table:style-name="Таблица2.A1" office:value-type="string">
            <text:p text:style-name="P148">Занятие 3</text:p>
            <text:p text:style-name="P148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504094164" text:style-name="L10">
        <text:list-item>
          <text:p text:style-name="P220">что такое irb и ri?</text:p>
        </text:list-item>
        <text:list-item>
          <text:p text:style-name="P220">в hello.upcase, как называется часть upcase (ответ: метод)</text:p>
        </text:list-item>
        <text:list-item>
          <text:p text:style-name="P220">какая разница между # и . перед названием метода при обращении в ri: например String#upcase и String.new</text:p>
        </text:list-item>
        <text:list-item>
          <text:p text:style-name="P220">Чем отличаются переменные от констант</text:p>
        </text:list-item>
        <text:list-item>
          <text:p text:style-name="P220">Как именуются переменные, каким регулярным выражением вы бы это описали. Ответ: [_a-z][A-Za-z_0-9]</text:p>
        </text:list-item>
        <text:list-item>
          <text:p text:style-name="P239"><text:span text:style-name="T18">Как именуются константы, опишите это регулярным выражением. </text:span><text:span text:style-name="T18">Ответ:</text:span><text:span text:style-name="T18"> [A-Z][A-Za-z_0-9]</text:span></text:p>
        </text:list-item>
        <text:list-item>
          <text:p text:style-name="P239"><text:span text:style-name="T18">Назовите константы, испол</text:span><text:span text:style-name="T18">ь</text:span><text:span text:style-name="T18">зу</text:span><text:span text:style-name="T18">я</text:span><text:span text:style-name="T18"> кот</text:span><text:span text:style-name="T18">о</text:span><text:span text:style-name="T18">рые можно вывести данные в пото</text:span><text:span text:style-name="T18">к</text:span><text:span text:style-name="T18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442126666" text:style-name="L11">
        <text:list-item>
          <text:p text:style-name="P221">допустимые значения и свойства</text:p>
        </text:list-item>
        <text:list-item>
          <text:p text:style-name="P221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51308696" text:style-name="L12">
        <text:list-item>
          <text:p text:style-name="P222">численные: Integer, Float, Fixnum (&lt;Integer), Bignum (&lt;Integer), Numeric</text:p>
        </text:list-item>
        <text:list-item>
          <text:p text:style-name="P222">строковые String</text:p>
        </text:list-item>
        <text:list-item>
          <text:p text:style-name="P222">логические (булевские = boolean): FalseClass, TrueClass</text:p>
        </text:list-item>
        <text:list-item>
          <text:p text:style-name="P227">File, IO, Symbol</text:p>
        </text:list-item>
        <text:list-item>
          <text:p text:style-name="P227">Array</text:p>
        </text:list-item>
        <text:list-item>
          <text:p text:style-name="P227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058727083" text:style-name="L13">
        <text:list-item>
          <text:p text:style-name="P223">Dictionary, PartOfSpeechDictionary</text:p>
        </text:list-item>
        <text:list-item>
          <text:p text:style-name="P223">Sentence</text:p>
        </text:list-item>
        <text:list-item>
          <text:p text:style-name="P223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687205915" text:style-name="L14">
        <text:list-item>
          <text:p text:style-name="P224">динамическая типизация (shell, awk, ruby, python,...) /dynamically typed language/</text:p>
        </text:list-item>
        <text:list-item>
          <text:p text:style-name="P224">статическая типизация (С, Java)</text:p>
        </text:list-item>
      </text:list>
      <text:p text:style-name="P25"/>
      <text:p text:style-name="P25">При статической типизации</text:p>
      <text:list xml:id="list2057913517" text:style-name="L15">
        <text:list-item>
          <text:p text:style-name="P225">тип переменной задается сразу</text:p>
          <text:p text:style-name="P259">пример в C: int a = 20</text:p>
        </text:list-item>
        <text:list-item>
          <text:p text:style-name="P225">тип переменной нельзя изменить в процессе работы</text:p>
        </text:list-item>
      </text:list>
      <text:p text:style-name="P140">пример: a = “now this is a string” </text:p>
      <text:list xml:id="list192344605" text:continue-numbering="true" text:style-name="L15">
        <text:list-header>
          <text:p text:style-name="P258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661259382" text:style-name="L16">
        <text:list-item>
          <text:list>
            <text:list-item>
              <text:p text:style-name="P226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25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34"/>
      <text:p text:style-name="P64"><text:soft-page-break/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27">expression-that-is-</text:span><text:span text:style-name="T25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33">i=0, j=0 </text:p>
      <text:p text:style-name="P133">i=1, j=1 </text:p>
      <text:p text:style-name="P133">i=2, j=3 </text:p>
      <text:p text:style-name="P49">&gt;&gt;&gt; Почему цикл не пошел на следующую итерацию?</text:p>
      <text:p text:style-name="P133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42"/>
          </table:table-cell>
          <table:table-cell table:style-name="Table37.A2" office:value-type="string">
            <text:p text:style-name="P142"/>
          </table:table-cell>
          <table:table-cell table:style-name="Table37.A2" office:value-type="string">
            <text:p text:style-name="P142"/>
          </table:table-cell>
          <table:table-cell table:style-name="Table37.D2" office:value-type="string">
            <text:p text:style-name="P142"/>
          </table:table-cell>
        </table:table-row>
      </table:table>
      <text:p text:style-name="P49"><text:soft-page-break/></text:p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34">String#chomp String#chomp!</text:p>
      <text:p text:style-name="P134">String#chop <text:s text:c="3"/>String#chop!</text:p>
      <text:p text:style-name="P134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9">us</text:span><text:span text:style-name="T29">e</text:span><text:span text:style-name="T29">r</text:span>/bin/ruby</text:p>
      <text:p text:style-name="P2"/>
      <text:p text:style-name="P2">while line = gets</text:p>
      <text:p text:style-name="P2"><text:s text:c="4"/><text:span text:style-name="T27">line = </text:span><text:span text:style-name="T2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9">elseif</text:span> line &lt; 0 <text:s/><text:span text:style-name="T28"># line is a string</text:span></text:p>
      <text:p text:style-name="P2"><text:s text:c="7"/>puts line + “ is a negative number”</text:p>
      <text:p text:style-name="P2"><text:s text:c="4"/><text:span text:style-name="T28">elseif</text:span> line == “0”</text:p>
      <text:p text:style-name="P2"><text:s text:c="7"/>puts line + “ is zero”</text:p>
      <text:p text:style-name="P2"><text:s text:c="4"/><text:span text:style-name="T28">elseif</text:span> # should be else</text:p>
      <text:p text:style-name="P2"><text:s text:c="7"/>puts “#{line} is a negative number”</text:p>
      <text:p text:style-name="P2"><text:s text:c="4"/># <text:span text:style-name="T28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7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6">Решение задач</text:p>
          </table:table-cell>
          <table:table-cell table:style-name="Table2.A1" office:value-type="string">
            <text:p text:style-name="P148">Занятие 4</text:p>
            <text:p text:style-name="P148">(60 мин)</text:p>
          </table:table-cell>
        </table:table-row>
      </table:table>
      <text:p text:style-name="P28"/>
      <text:p text:style-name="P28">Вопросы:</text:p>
      <text:p text:style-name="P28"/>
      <text:list xml:id="list644659396" text:style-name="L17">
        <text:list-item>
          <text:p text:style-name="P228">На что влияет тип данных?</text:p>
        </text:list-item>
        <text:list-item>
          <text:p text:style-name="P228">Как Руби знает, к какому типу относится тот или иной программный объект?</text:p>
        </text:list-item>
      </text:list>
      <text:list xml:id="list693707019" text:style-name="L18">
        <text:list-item>
          <text:p text:style-name="P260">В двойных/одинарных кавычках это … ? – String</text:p>
        </text:list-item>
        <text:list-item>
          <text:p text:style-name="P260">В квадратных скобках это … ? – Array</text:p>
        </text:list-item>
        <text:list-item>
          <text:p text:style-name="P260">В фигурный скобках это ... ? -- Hash</text:p>
        </text:list-item>
        <text:list-item>
          <text:p text:style-name="P260">Как задать диапазон? – .. или ...</text:p>
        </text:list-item>
      </text:list>
      <text:list xml:id="list1104374785" text:continue-list="list644659396" text:style-name="L17">
        <text:list-item>
          <text:p text:style-name="P228">Можно ли изменить тип переменной в программе?</text:p>
        </text:list-item>
        <text:list-item>
          <text:p text:style-name="P228">Назовите некоторые методы, которые преобразуют объект к другому типу? – (to_s, to_i, to_f, to_a)</text:p>
        </text:list-item>
        <text:list-item>
          <text:p text:style-name="P228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8">Что такое интерполяция и где ее использовать?</text:p>
        </text:list-item>
        <text:list-item>
          <text:p text:style-name="P228">Почему оператор условия if называется оператором ветвления?</text:p>
        </text:list-item>
        <text:list-item>
          <text:p text:style-name="P228">Сколько веток и какие могут быть в if?</text:p>
        </text:list-item>
        <text:list-item>
          <text:p text:style-name="P228">Имеет ли значение порядок ветвей в if?</text:p>
        </text:list-item>
        <text:list-item>
          <text:p text:style-name="P228">Назовите операторы сравнения: </text:p>
        </text:list-item>
      </text:list>
      <text:list xml:id="list2038049298" text:style-name="L19">
        <text:list-item>
          <text:p text:style-name="P261">ответ: &lt; &gt; == !=</text:p>
        </text:list-item>
      </text:list>
      <text:list xml:id="list1845075459" text:continue-list="list1104374785" text:style-name="L17">
        <text:list-item>
          <text:p text:style-name="P228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8">Почему то, что возвращает оператор =~ , можно использовать в условии?</text:p>
        </text:list-item>
        <text:list-item>
          <text:p text:style-name="P228">Что у руби является true и что false?</text:p>
        </text:list-item>
        <text:list-item>
          <text:p text:style-name="P228">Зачем нужны циклы?</text:p>
        </text:list-item>
        <text:list-item>
          <text:p text:style-name="P228">При каком условии выполняется тело цикла while? Сколько раз он выполняется?</text:p>
        </text:list-item>
        <text:list-item>
          <text:p text:style-name="P228">Когда заканчивается цикл while?</text:p>
        </text:list-item>
        <text:list-item>
          <text:p text:style-name="P228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2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2"/>
          </table:table-cell>
          <table:covered-table-cell/>
          <table:table-cell table:style-name="Table3.A1" table:number-columns-spanned="2" office:value-type="string">
            <text:p text:style-name="P143">Gold corpus</text:p>
          </table:table-cell>
          <table:covered-table-cell/>
          <table:table-cell table:style-name="Table3.E1" office:value-type="string">
            <text:p text:style-name="P143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3">True (<text:span text:style-name="T30">NP</text:span>)</text:p>
          </table:table-cell>
          <table:table-cell table:style-name="Table3.C2" office:value-type="string">
            <text:p text:style-name="P143">False (<text:span text:style-name="T30">non-NP</text:span>)</text:p>
          </table:table-cell>
          <table:table-cell table:style-name="Table3.E2" office:value-type="string">
            <text:p text:style-name="P142"/>
          </table:table-cell>
        </table:table-row>
        <table:table-row>
          <table:table-cell table:style-name="Table3.C2" table:number-rows-spanned="2" office:value-type="string">
            <text:p text:style-name="P142">Auto</text:p>
          </table:table-cell>
          <table:table-cell table:style-name="Table3.C2" office:value-type="string">
            <text:p text:style-name="P142">Positive (<text:span text:style-name="T28">NP</text:span>)</text:p>
          </table:table-cell>
          <table:table-cell table:style-name="Table3.C2" office:value-type="string">
            <text:p text:style-name="P142">tp: <text:span text:style-name="T28">NP</text:span> = <text:span text:style-name="T30">NP</text:span></text:p>
          </table:table-cell>
          <table:table-cell table:style-name="Table3.C2" office:value-type="string">
            <text:p text:style-name="P142">fp: <text:span text:style-name="T28">NP</text:span> != <text:span text:style-name="T30">non-NP</text:span></text:p>
          </table:table-cell>
          <table:table-cell table:style-name="Table3.E2" office:value-type="string">
            <text:p text:style-name="P142">--&gt; precision</text:p>
          </table:table-cell>
        </table:table-row>
        <table:table-row>
          <table:covered-table-cell/>
          <table:table-cell table:style-name="Table3.C2" office:value-type="string">
            <text:p text:style-name="P142">Negative (<text:span text:style-name="T28">non-NP</text:span>)</text:p>
          </table:table-cell>
          <table:table-cell table:style-name="Table3.C2" office:value-type="string">
            <text:p text:style-name="P142">fn: <text:span text:style-name="T28">non-NP </text:span><text:span text:style-name="T31">!= </text:span><text:span text:style-name="T30">NP</text:span></text:p>
          </table:table-cell>
          <table:table-cell table:style-name="Table3.C2" office:value-type="string">
            <text:p text:style-name="P142"><text:span text:style-name="T31">tn: </text:span><text:span text:style-name="T28">non-NP</text:span> = <text:span text:style-name="T30">non-NP</text:span></text:p>
          </table:table-cell>
          <table:table-cell table:style-name="Table3.E2" office:value-type="string">
            <text:p text:style-name="P142"/>
          </table:table-cell>
        </table:table-row>
        <table:table-row>
          <table:table-cell table:style-name="Table3.C2" office:value-type="string">
            <text:p text:style-name="P142"/>
          </table:table-cell>
          <table:table-cell table:style-name="Table3.C2" office:value-type="string">
            <text:p text:style-name="P142"/>
          </table:table-cell>
          <table:table-cell table:style-name="Table3.C2" office:value-type="string">
            <text:p text:style-name="P142">--&gt; recall</text:p>
          </table:table-cell>
          <table:table-cell table:style-name="Table3.C2" office:value-type="string">
            <text:p text:style-name="P142"/>
          </table:table-cell>
          <table:table-cell table:style-name="Table3.E2" office:value-type="string">
            <text:p text:style-name="P142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3">Сравнение</text:p>
          </table:table-cell>
          <table:table-cell table:style-name="Table4.A1" office:value-type="string">
            <text:p text:style-name="P143">Gold</text:p>
          </table:table-cell>
          <table:table-cell table:style-name="Table4.A1" office:value-type="string">
            <text:p text:style-name="P143">Auto</text:p>
          </table:table-cell>
          <table:table-cell table:style-name="Table4.D1" office:value-type="string">
            <text:p text:style-name="P143">Класс</text:p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3">
            <text:p text:style-name="P142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2"/>
          </table:table-cell>
        </table:table-row>
        <table:table-row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2"/>
          </table:table-cell>
        </table:table-row>
      </table:table>
      <text:p text:style-name="P28"/>
      <text:p text:style-name="P126">Accuracy: (tp + tn) / (tp + tn + fp + fn)</text:p>
      <text:p text:style-name="P126"/>
      <text:p text:style-name="P126"/>
      <text:p text:style-name="P126">Precision: tp / (tp + fp)</text:p>
      <text:p text:style-name="P126"/>
      <text:p text:style-name="P126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6">Решение задач</text:p>
            <text:p text:style-name="P146">lesson.04/precision</text:p>
            <text:p text:style-name="P146">lesson.04.tasks/task.{02,03}</text:p>
          </table:table-cell>
          <table:table-cell table:style-name="Table5.A1" office:value-type="string">
            <text:p text:style-name="P148">Занятие 6</text:p>
            <text:p text:style-name="P148">(60 мин)</text:p>
          </table:table-cell>
        </table:table-row>
      </table:table>
      <text:p text:style-name="P28"/>
      <text:p text:style-name="P28">Раздаточный материал:</text:p>
      <text:list xml:id="list950364563" text:style-name="L20">
        <text:list-item>
          <text:p text:style-name="P229">lesson.06.tar.bz2</text:p>
        </text:list-item>
        <text:list-item>
          <text:p text:style-name="P229"/>
        </text:list-item>
        <text:list-item>
          <text:p text:style-name="P229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6">Разбор заданий</text:p>
            <text:p text:style-name="P146">Массивы</text:p>
            <text:p text:style-name="P146"/>
          </table:table-cell>
          <table:table-cell table:style-name="Table6.A1" office:value-type="string">
            <text:p text:style-name="P148">Занятие 7</text:p>
            <text:p text:style-name="P148"/>
          </table:table-cell>
        </table:table-row>
      </table:table>
      <text:p text:style-name="P28"/>
      <text:p text:style-name="P37">Раздаточный материал</text:p>
      <text:p text:style-name="P37"/>
      <text:list xml:id="list276332111" text:style-name="L21">
        <text:list-item>
          <text:p text:style-name="P235">lesson.07.tar.bz2</text:p>
        </text:list-item>
        <text:list-item>
          <text:p text:style-name="P237">dictester.all.tar.bz2 (дапм всего DicTester --all)</text:p>
        </text:list-item>
        <text:list-item>
          <text:p text:style-name="P237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206122185" text:style-name="L22">
        <text:list-item>
          <text:p text:style-name="P230">правильное VBD заканчиватся на ED: confuse -&gt; confused</text:p>
        </text:list-item>
        <text:list-item>
          <text:p text:style-name="P230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26">Verbs (VB) in dictionary: 11785 </text:p>
      <text:p text:style-name="P126">Regular/irregular VBD: 8948/280 (= 9228 в сумме)</text:p>
      <text:p text:style-name="P28"/>
      <text:p text:style-name="P28">Если есть отличия,</text:p>
      <text:list xml:id="list692681472" text:style-name="L23">
        <text:list-item>
          <text:p text:style-name="P231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4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73">p.55 и lesson.14 в старом курсе, можно взять без изменений</text:p>
      <text:p text:style-name="P173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36">letters = [“a”, “b”, “c”, “d”, “e”]</text:p>
      <text:p text:style-name="P136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2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2">ключ/индекс</text:p>
          </table:table-cell>
          <table:table-cell table:style-name="Table27.B2" office:value-type="string">
            <text:p text:style-name="P142">значение</text:p>
          </table:table-cell>
        </table:table-row>
        <table:table-row>
          <table:table-cell table:style-name="Table27.A3" office:value-type="float" office:value="0">
            <text:p text:style-name="P142">0</text:p>
          </table:table-cell>
          <table:table-cell table:style-name="Table27.B2" office:value-type="string">
            <text:p text:style-name="P142">“a”</text:p>
          </table:table-cell>
        </table:table-row>
        <table:table-row>
          <table:table-cell table:style-name="Table27.A3" office:value-type="float" office:value="1">
            <text:p text:style-name="P142">1</text:p>
          </table:table-cell>
          <table:table-cell table:style-name="Table27.B2" office:value-type="string">
            <text:p text:style-name="P142">“b”</text:p>
          </table:table-cell>
        </table:table-row>
        <table:table-row>
          <table:table-cell table:style-name="Table27.A3" office:value-type="float" office:value="2">
            <text:p text:style-name="P142">2</text:p>
          </table:table-cell>
          <table:table-cell table:style-name="Table27.B2" office:value-type="string">
            <text:p text:style-name="P142">“c”</text:p>
          </table:table-cell>
        </table:table-row>
        <table:table-row>
          <table:table-cell table:style-name="Table27.A3" office:value-type="float" office:value="3">
            <text:p text:style-name="P142">3</text:p>
          </table:table-cell>
          <table:table-cell table:style-name="Table27.B2" office:value-type="string">
            <text:p text:style-name="P142">“d”</text:p>
          </table:table-cell>
        </table:table-row>
        <text:soft-page-break/>
        <table:table-row>
          <table:table-cell table:style-name="Table27.A3" office:value-type="float" office:value="4">
            <text:p text:style-name="P142">4</text:p>
          </table:table-cell>
          <table:table-cell table:style-name="Table27.B2" office:value-type="string">
            <text:p text:style-name="P142">“e”</text:p>
          </table:table-cell>
        </table:table-row>
        <table:table-row>
          <table:table-cell table:style-name="Table27.A3" office:value-type="float" office:value="5">
            <text:p text:style-name="P142">5</text:p>
          </table:table-cell>
          <table:table-cell table:style-name="Table27.B2" office:value-type="string">
            <text:p text:style-name="P142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36">letters[0] #=&gt; “a”</text:p>
      <text:p text:style-name="P136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36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36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<text:soft-page-break/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36">letters = %w{a b c d e}</text:p>
      <text:p text:style-name="P136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36">letters = Array.new <text:s text:c="2"/># синоним letters = []</text:p>
      <text:p text:style-name="P136"/>
      <text:p text:style-name="P69">Здесь .new это название метода, создающего новый экземпляр массива. Этот метод называется <text:span text:style-name="T26">конструктором</text:span>.</text:p>
      <text:p text:style-name="P69"/>
      <text:p text:style-name="P69">Добавление элемента в конец массива</text:p>
      <text:p text:style-name="P69"/>
      <text:p text:style-name="P136">letters &lt;&lt; “a”</text:p>
      <text:p text:style-name="P136">letters &lt;&lt; “a” &lt;&lt; “b” &lt;&lt; “c”</text:p>
      <text:p text:style-name="P69"/>
      <text:p text:style-name="P69">синонимы</text:p>
      <text:p text:style-name="P136"/>
      <text:p text:style-name="P136">letters.push “k”</text:p>
      <text:p text:style-name="P136">letters.push(“k”, “l”, “m”)</text:p>
      <text:p text:style-name="P136">letters.push “k”, “l”, “m” <text:s/># можно без скобок</text:p>
      <text:p text:style-name="P69"/>
      <text:p text:style-name="P69"><text:soft-page-break/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1"/>
      <text:p text:style-name="P69"><text:span text:style-name="T33">Вопрос: </text:span><text:span text:style-name="T33">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33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6">Решение задач</text:p>
            <text:p text:style-name="P146"/>
          </table:table-cell>
          <table:table-cell table:style-name="Table7.A1" office:value-type="string">
            <text:p text:style-name="P148">Занятие 8</text:p>
            <text:p text:style-name="P148">(90 минут)</text:p>
          </table:table-cell>
        </table:table-row>
      </table:table>
      <text:p text:style-name="P182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253939628" text:style-name="L24">
        <text:list-item>
          <text:p text:style-name="P232">lesson.08.tar.bz2</text:p>
        </text:list-item>
        <text:list-item>
          <text:p text:style-name="P232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968138374" text:style-name="L25">
        <text:list-item>
          <text:p text:style-name="P236">Что есть массив и в чем его отличие от просто переменной?</text:p>
        </text:list-item>
        <text:list-item>
          <text:p text:style-name="P236">Как объявить массив? Зачем объявлять массив?</text:p>
        </text:list-item>
        <text:list-item>
          <text:p text:style-name="P236">Как создать массив? Как создать массив строк?</text:p>
        </text:list-item>
        <text:list-item>
          <text:p text:style-name="P236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6">Как получить содержимое какой-то ячейки массива? И как положить значение в ячейку?</text:p>
        </text:list-item>
        <text:list-item>
          <text:p text:style-name="P236">Можно ли получать или назначать значения сразу нескольким элементам массива?</text:p>
        </text:list-item>
        <text:list-item>
          <text:p text:style-name="P236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6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6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6">Итераторы (в массивах)</text:p>
            <text:p text:style-name="P146">Цикл for</text:p>
            <text:p text:style-name="P146">Другие методы массивов</text:p>
          </table:table-cell>
          <table:table-cell table:style-name="Table8.A1" office:value-type="string">
            <text:p text:style-name="P148">Занятие 9</text:p>
            <text:p text:style-name="P148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2025434398" text:style-name="L26">
        <text:list-item>
          <text:p text:style-name="P233">lesson.09.tar.bz2</text:p>
        </text:list-item>
        <text:list-item>
          <text:p text:style-name="P233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184641033" text:style-name="L27">
        <text:list-item>
          <text:p text:style-name="P234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 text:c="2"/>puts i</text:p>
      <text:p text:style-name="P52">end</text:p>
      <text:p text:style-name="P52"><text:soft-page-break/></text:p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36">52 words of length 1 </text:p>
      <text:p text:style-name="P136">183 words of length 2 </text:p>
      <text:p text:style-name="P136">838 words of length 3 </text:p>
      <text:p text:style-name="P136"/>
      <text:p text:style-name="P69">ответ: word_lengths/word_lengths_1.rb</text:p>
      <text:p text:style-name="P69"/>
      <text:p text:style-name="P69">!!! <text:span text:style-name="T2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/>
      <text:p text:style-name="P48">&gt;&gt;&gt; Вопрос, что такое оператор | </text:p>
      <text:p text:style-name="P48">&gt;&gt;&gt; ri 'Array#|'</text:p>
      <text:p text:style-name="P48"/>
      <text:p text:style-name="P48"><text:soft-page-break/>Домашнее задание: почитать ri Array</text:p>
      <text:p text:style-name="P70"/>
      <text:p text:style-name="P64">Получение нескольких <text:span text:style-name="T34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2096936367" text:style-name="L28">
        <text:list-item>
          <text:p text:style-name="P194">метод Kernel#load</text:p>
        </text:list-item>
        <text:list-item>
          <text:p text:style-name="P194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soft-page-break/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26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/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soft-page-break/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27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><text:soft-page-break/></text:p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6">Разбор заданий</text:p>
            <text:p text:style-name="P146">Array#map</text:p>
            <text:p text:style-name="P146"/>
          </table:table-cell>
          <table:table-cell table:style-name="Table9.A1" office:value-type="string">
            <text:p text:style-name="P148">Занятие 10</text:p>
            <text:p text:style-name="P148">(90 минут)</text:p>
          </table:table-cell>
        </table:table-row>
      </table:table>
      <text:p text:style-name="P69"/>
      <text:p text:style-name="P149">Раздаточный материал</text:p>
      <text:p text:style-name="P149"/>
      <text:list xml:id="list1798521973" text:style-name="L29">
        <text:list-item>
          <text:p text:style-name="P264">lesson.10.tar.bz2</text:p>
        </text:list-item>
      </text:list>
      <text:p text:style-name="P146"/>
      <text:p text:style-name="P149">Вопросы</text:p>
      <text:p text:style-name="P149"/>
      <text:list xml:id="list2102525714" text:style-name="L30">
        <text:list-item>
          <text:p text:style-name="P268">Сколько времени ушло на ДЗ на этой неделе?</text:p>
        </text:list-item>
        <text:list-item>
          <text:p text:style-name="P268">Просмотрели ли презентацию до конца и есть ли вопросы? Что стоит рассмотреть сейчас?</text:p>
        </text:list-item>
        <text:list-item>
          <text:p text:style-name="P268">Что общего в методах, имена которых оканчиваются на знак вопроса?</text:p>
        </text:list-item>
        <text:list-item>
          <text:p text:style-name="P268">О чем говорит знак ! в имени метода?</text:p>
        </text:list-item>
        <text:list-item>
          <text:p text:style-name="P268">Все ли методы, оканчивающиеся на ! изменяют объект, к которому применяются?</text:p>
        </text:list-item>
        <text:list-item>
          <text:p text:style-name="P268">Назовите какие-нибудь методы объектов класса Array? И что они делают?</text:p>
        </text:list-item>
        <text:list-item>
          <text:p text:style-name="P268">Как преобразовать массив к строке (например, чтобы вывести его на печать)? -- to_s и join</text:p>
        </text:list-item>
      </text:list>
      <text:p text:style-name="P146"/>
      <text:p text:style-name="P146"/>
      <text:p text:style-name="P150">Разбор задания word_lengths_1.rb</text:p>
      <text:p text:style-name="P150"/>
      <text:p text:style-name="P152">см. lesson.10/word_lengths/</text:p>
      <text:p text:style-name="P152"/>
      <text:p text:style-name="P151">Результаты могут отличаться в зависимости от того, в какой кодировке приходит текст и как руби распознает эту кодировку.</text:p>
      <text:p text:style-name="P151"/>
      <text:p text:style-name="P151">кодировка файла data/words.txt UTF-8</text:p>
      <text:p text:style-name="P151"/>
      <text:list xml:id="list1521886393" text:style-name="L31">
        <text:list-item>
          <text:p text:style-name="P269">lengths.with_cp1252 - <text:s/>длины вычислены неправильно</text:p>
        </text:list-item>
        <text:list-item>
          <text:p text:style-name="P269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1"/>
      <text:p text:style-name="P150">Разбор задания word_lengths_2.rb</text:p>
      <text:p text:style-name="P150"/>
      <text:p text:style-name="P158">Нарисовать красивую картинку, показывающую структуру данных</text:p>
      <text:p text:style-name="P158"/>
      <text:p text:style-name="P146">Обращение к элементу вложенного массива</text:p>
      <text:p text:style-name="P146"><text:tab/>lengths[i][j]</text:p>
      <text:p text:style-name="P146"/>
      <text:p text:style-name="P150">Разбор задания extract_nth_sentence.rb</text:p>
      <text:p text:style-name="P150"/>
      <text:p text:style-name="P152">Вопросы:</text:p>
      <text:list xml:id="list1960045962" text:style-name="L32">
        <text:list-item>
          <text:p text:style-name="P271">Как определить каждое 10е предложение в тексте?</text:p>
        </text:list-item>
        <text:list-item>
          <text:p text:style-name="P271">Нужно ли накапливать предложения?</text:p>
        </text:list-item>
      </text:list>
      <text:p text:style-name="P152"/>
      <text:p text:style-name="P152">Что если использовать остаток от деления? Будет ли тот же результат?</text:p>
      <text:p text:style-name="P152"/>
      <text:p text:style-name="P152"><text:soft-page-break/><text:tab/>c_in % 10 == 0</text:p>
      <text:p text:style-name="P146"/>
      <text:p text:style-name="P146">&gt;&gt;&gt; могут быть отличия из-за 0 % 10 =&gt; 0</text:p>
      <text:p text:style-name="P146"/>
      <text:p text:style-name="P146">показать скрипт extract_nth_sentence_with_options.rb</text:p>
      <text:list xml:id="list1012018123" text:style-name="L33">
        <text:list-item>
          <text:p text:style-name="P265">глобальная переменная @nth</text:p>
        </text:list-item>
        <text:list-item>
          <text:p text:style-name="P265">внешняя библиотека optparse</text:p>
        </text:list-item>
        <text:list-item>
          <text:p text:style-name="P265">опция --help</text:p>
        </text:list-item>
        <text:list-item>
          <text:p text:style-name="P265">опция --each-nth=NUMBER</text:p>
        </text:list-item>
      </text:list>
      <text:p text:style-name="P146"/>
      <text:p text:style-name="P150">Разобрать непонятные слайды</text:p>
      <text:p text:style-name="P150"/>
      <text:p text:style-name="P146">Те слайды, которые были даны на самостоятельное изучение.</text:p>
      <text:p text:style-name="P146"/>
      <text:p text:style-name="P150">Отображение множества</text:p>
      <text:p text:style-name="P150"/>
      <text:p text:style-name="P153">Картинка 1: два множества, слева символы в нижнем регистре, справа - в верхнем</text:p>
      <text:p text:style-name="P154"/>
      <text:p text:style-name="P154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3">Картинка 2: два множества, слева слова, справа - длины слов (есть повторы)</text:p>
      <text:p text:style-name="P153"/>
      <text:p text:style-name="P154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2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6"/>
      <text:list xml:id="list600996850" text:style-name="L34">
        <text:list-item>
          <text:p text:style-name="P262">map <text:s text:c="5"/><text:span text:style-name="T36">map!</text:span></text:p>
        </text:list-item>
        <text:list-item>
          <text:p text:style-name="P262">collect <text:s text:c="2"/><text:span text:style-name="T36">collect!</text:span></text:p>
        </text:list-item>
      </text:list>
      <text:p text:style-name="P177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6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9"><text:soft-page-break/>[“1”, “uno”, “234”, “dos”].map do |el|</text:p>
      <text:p text:style-name="P159"><text:s text:c="4"/>if el =~ /^\d+$/</text:p>
      <text:p text:style-name="P159"><text:s text:c="6"/>el.to_i</text:p>
      <text:p text:style-name="P159"><text:s text:c="4"/>else</text:p>
      <text:p text:style-name="P159"><text:s text:c="6"/>el.upcase</text:p>
      <text:p text:style-name="P159"><text:s text:c="4"/>end</text:p>
      <text:p text:style-name="P159"><text:s text:c="3"/>“HELLO” <text:s/># что произойдет, если добавить эту строку?</text:p>
      <text:p text:style-name="P159">end</text:p>
      <text:p text:style-name="P158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3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4"/>
      <text:p text:style-name="P175"/>
      <text:p text:style-name="P178">Задания на Array#map</text:p>
      <text:p text:style-name="P178"/>
      <text:p text:style-name="P180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9"/>
      <text:p text:style-name="P180"><text:tab/>не используя String#gsub на всем предложении</text:p>
      <text:p text:style-name="P175"><text:tab/>можно использовать String#match, Array#index, Array#split, String#gsub</text:p>
      <text:p text:style-name="P175"/>
      <text:p text:style-name="P175"><text:tab/>Что есть в тексте есть фразы as_ well_RB ?</text:p>
      <text:p text:style-name="P175"/>
      <text:p text:style-name="P175">ответ: lesson.10/untag.rb</text:p>
      <text:p text:style-name="P175"/>
      <text:p text:style-name="P175"><text:span text:style-name="T34">Домашнее</text:span><text:span text:style-name="T27"> </text:span>Задание: Даны теггированные релейшны SAO. Необходимо их вывести без тегов.</text:p>
      <text:p text:style-name="P146"/>
      <text:p text:style-name="P146"><text:tab/>? совпадает ли количество полей в SAO до и после?</text:p>
      <text:p text:style-name="P146"><text:tab/>!!! хитрость в том. что split удаляет разделители в конце.</text:p>
      <text:p text:style-name="P146"/>
      <text:p text:style-name="P14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6">Разбор заданий</text:p>
            <text:p text:style-name="P146">Array#all? , Array#any?</text:p>
            <text:p text:style-name="P146">Array#find, Array#select</text:p>
            <text:p text:style-name="P146">Array#sort, Array#sort_by</text:p>
          </table:table-cell>
          <table:table-cell table:style-name="Table10.A1" office:value-type="string">
            <text:p text:style-name="P148">Занятие 11</text:p>
            <text:p text:style-name="P148">(90 минут)</text:p>
          </table:table-cell>
        </table:table-row>
      </table:table>
      <text:p text:style-name="P69"/>
      <text:p text:style-name="P149">Раздаточный материал</text:p>
      <text:p text:style-name="P149"/>
      <text:list xml:id="list1728191944" text:continue-list="list1798521973" text:style-name="L29">
        <text:list-item>
          <text:p text:style-name="P264">lesson.11.tar.bz2</text:p>
        </text:list-item>
      </text:list>
      <text:p text:style-name="P146"/>
      <text:p text:style-name="P149">Вопросы</text:p>
      <text:p text:style-name="P149"/>
      <text:list xml:id="list1459569858" text:style-name="L35">
        <text:list-item>
          <text:p text:style-name="P270">Сколько времени ушло на ДЗ на этой неделе?</text:p>
        </text:list-item>
        <text:list-item>
          <text:p text:style-name="P270">Для чего предназначен Array#map?</text:p>
        </text:list-item>
        <text:list-item>
          <text:p text:style-name="P270">Есть ли парный опасный метод Array#map! ?</text:p>
        </text:list-item>
        <text:list-item>
          <text:p text:style-name="P270">Чем отличается Array#values_at от Array#slice (Array#[]) ?</text:p>
        </text:list-item>
      </text:list>
      <text:p text:style-name="P151"/>
      <text:p text:style-name="P155">Краткий разбор задания extract_random_subcorpus.2.rb</text:p>
      <text:p text:style-name="P155"/>
      <text:p text:style-name="P151">lesson.10/subcorpus/extract_random_subcorpus.2.rb</text:p>
      <text:p text:style-name="P151"/>
      <text:p text:style-name="P151">нарисовать структуры данных и показать, как одно работает через другое.</text:p>
      <text:p text:style-name="P151"/>
      <text:p text:style-name="P156">Квантор всеобщности и квантор существования?</text:p>
      <text:p text:style-name="P158"/>
      <text:p text:style-name="P159">Array#include? = Array#member?</text:p>
      <text:p text:style-name="P159"/>
      <text:p text:style-name="P159">pets = %w{ bat dog cat cow wombat }</text:p>
      <text:p text:style-name="P159">pets.include?('dog') #=&gt; true</text:p>
      <text:p text:style-name="P159"/>
      <text:p text:style-name="P159">Array#all? – позволяет проверить, что все элементы удовлетворяют некоторому условию.</text:p>
      <text:p text:style-name="P159"/>
      <text:p text:style-name="P159">Например, все ли слова содержат букву “a”</text:p>
      <text:p text:style-name="P159"/>
      <text:p text:style-name="P159">pets.all? {|pet|</text:p>
      <text:p text:style-name="P159"><text:tab/>pet =~ /a/</text:p>
      <text:p text:style-name="P159">}</text:p>
      <text:p text:style-name="P159"/>
      <text:p text:style-name="P159">#=&gt; false</text:p>
      <text:p text:style-name="P159"/>
      <text:p text:style-name="P159">Вопрос: Каким будет результат следующей операции?</text:p>
      <text:p text:style-name="P159"/>
      <text:p text:style-name="P159">pets.all? {|pet|</text:p>
      <text:p text:style-name="P159"><text:tab/>pet =~ /[ieaou]/</text:p>
      <text:p text:style-name="P159">}</text:p>
      <text:p text:style-name="P159"/>
      <text:p text:style-name="P159">#=&gt; true.</text:p>
      <text:p text:style-name="P159"/>
      <text:p text:style-name="P159"><text:s/></text:p>
      <text:p text:style-name="P159">Array#any? – проверяет, есть ли <text:span text:style-name="T1">хотя бы один</text:span> элемент, удовлетворяющий данному условию.</text:p>
      <text:p text:style-name="P159"/>
      <text:p text:style-name="P159"><text:soft-page-break/>tags = [“NN”, “VBG”, “JJing”]</text:p>
      <text:p text:style-name="P159"/>
      <text:p text:style-name="P159">Надо выполнить что-либо, если у слова есть глагольные теги.</text:p>
      <text:p text:style-name="P159"/>
      <text:p text:style-name="P159">плохо</text:p>
      <text:p text:style-name="P159"/>
      <text:p text:style-name="P159">if tags.include?(“VB”) || tags.include?(“VBZ”)</text:p>
      <text:p text:style-name="P159"><text:s text:c="3"/>|| tags.include?(“VBD”) || tags.include?(“VBN”)</text:p>
      <text:p text:style-name="P159"><text:s text:c="3"/>|| tags.include?(“VBG”)</text:p>
      <text:p text:style-name="P159">then</text:p>
      <text:p text:style-name="P159"><text:s text:c="3"/># do smthing</text:p>
      <text:p text:style-name="P159">end</text:p>
      <text:p text:style-name="P159"/>
      <text:p text:style-name="P159">лучше, но все еще не очень хорошо: громоздко</text:p>
      <text:p text:style-name="P159"/>
      <text:p text:style-name="P159">tags.each do |tag|</text:p>
      <text:p text:style-name="P159"><text:tab/>if tag =~ /^V/</text:p>
      <text:p text:style-name="P159"><text:tab/><text:tab/># do smthing</text:p>
      <text:p text:style-name="P159"><text:tab/><text:tab/># ...</text:p>
      <text:p text:style-name="P159"><text:tab/><text:tab/>break <text:s/># Вопрос: зачем здесь break?</text:p>
      <text:p text:style-name="P159"><text:tab/>end</text:p>
      <text:p text:style-name="P159">end</text:p>
      <text:p text:style-name="P159"/>
      <text:p text:style-name="P159">правильно</text:p>
      <text:p text:style-name="P159"/>
      <text:p text:style-name="P159">if tags.any? { |tag| tag =~ /^V/ }</text:p>
      <text:p text:style-name="P159"><text:s text:c="4"/># do something</text:p>
      <text:p text:style-name="P159">end </text:p>
      <text:p text:style-name="P159"/>
      <text:p text:style-name="P159">Другие способы проверить наличие элемента в массиве</text:p>
      <text:p text:style-name="P159"/>
      <text:p text:style-name="P159">pets = %w{ bat dog cat cow wombat }</text:p>
      <text:p text:style-name="P159"/>
      <text:p text:style-name="P159">Объясните, почему это работает?</text:p>
      <text:p text:style-name="P159"/>
      <text:p text:style-name="P159">if pets.index('bat')</text:p>
      <text:p text:style-name="P159"><text:s text:c="4"/># мы здесь</text:p>
      <text:p text:style-name="P159">end</text:p>
      <text:p text:style-name="P159"/>
      <text:p text:style-name="P159">if pets.index('aircraft')</text:p>
      <text:p text:style-name="P159"><text:s text:c="4"/># сюда мы не попадем</text:p>
      <text:p text:style-name="P159">end</text:p>
      <text:p text:style-name="P159"/>
      <text:p text:style-name="P159">Array#index(val) – возвращает положение самой левой (первой) встречи val</text:p>
      <text:p text:style-name="P159">Array#rindex(val) – самой правой (последней)</text:p>
      <text:p text:style-name="P159">возвращаемый номер позиции всегда от начала слова (то есть, слева)</text:p>
      <text:p text:style-name="P159">Аналогичным образом работают эти же методы для класса String</text:p>
      <text:p text:style-name="P159">String#index</text:p>
      <text:p text:style-name="P159">String#rindex</text:p>
      <text:p text:style-name="P159"/>
      <text:p text:style-name="P159">Закончите код</text:p>
      <text:p text:style-name="P159"/>
      <text:p text:style-name="P159"><text:soft-page-break/>if “abrakadabra”.index(“k”) …</text:p>
      <text:p text:style-name="P159"><text:tab/>puts “В этом слове одна буква k”</text:p>
      <text:p text:style-name="P159">end</text:p>
      <text:p text:style-name="P159"/>
      <text:p text:style-name="P159">ответ</text:p>
      <text:p text:style-name="P159">if “abrakadabra”.index(“k”) == “abrakadabra”.rindex(“k”) <text:s/># 4 == 4</text:p>
      <text:p text:style-name="P159"><text:tab/>puts “В этом слове одна буква k”</text:p>
      <text:p text:style-name="P159">end</text:p>
      <text:p text:style-name="P159"/>
      <text:p text:style-name="P159">if “abrakadabra”.index(“b”) ...</text:p>
      <text:p text:style-name="P159"><text:tab/>puts “В этом слове больше одной буквы b”</text:p>
      <text:p text:style-name="P159">end</text:p>
      <text:p text:style-name="P159"/>
      <text:p text:style-name="P159">ответ</text:p>
      <text:p text:style-name="P159"/>
      <text:p text:style-name="P159">if “abrakadabra”.index(“b”) != “abrakadabra”.rindex(“b”) # 1 != 8</text:p>
      <text:p text:style-name="P159"><text:tab/>puts “В этом слове больше одной буквы b”</text:p>
      <text:p text:style-name="P159">end</text:p>
      <text:p text:style-name="P159"/>
      <text:p text:style-name="P159"/>
      <text:p text:style-name="P157">Задания</text:p>
      <text:p text:style-name="P157"/>
      <text:p text:style-name="P180">Из файла lesson.11/searching/text.txt выведите предложения, содержащие хотя бы одно слово в середине, написанное в Titlecase.</text:p>
      <text:p text:style-name="P159"/>
      <text:p text:style-name="P159">не используя String#=~ на все предложение. представьте предложение в виде массива слов.</text:p>
      <text:p text:style-name="P159"/>
      <text:p text:style-name="P159">ответ: finding/select_sent_with_titlecase_inside.rb</text:p>
      <text:p text:style-name="P159">ответ:finding/select_sent_with_titlecase_inside.2.rb <text:s/>с использованием Array#shift</text:p>
      <text:p text:style-name="P159"/>
      <text:p text:style-name="P162">Selecting element(s)</text:p>
      <text:p text:style-name="P162"/>
      <text:p text:style-name="P160">Как найти и выбрать из массива элемент(ы), удовлетворяющие некоторому условию?</text:p>
      <text:p text:style-name="P160"/>
      <text:p text:style-name="P181"><text:span text:style-name="T34">Даны среднемесячные температуры в г. Надыме. Как</text:span> <text:span text:style-name="T34">найти первую положительную температуру,</text:span></text:p>
      <text:p text:style-name="P160"/>
      <text:p text:style-name="P160"><text:s/>temperatures = [-19.6, -18.2, -11.8, -7.6, 1.2, 10.6, 16.0, 12.1, 4.9, -19, -20, -25]</text:p>
      <text:p text:style-name="P169"/>
      <text:p text:style-name="P161"><text:span text:style-name="T34"><text:s/>temperatures</text:span><text:span text:style-name="T34">.find {|el| el &gt; 0} <text:s/>#=&gt; 1.2</text:span></text:p>
      <text:p text:style-name="P160"/>
      <text:p text:style-name="P160">см. selecting/first_warm_month_temp.rb</text:p>
      <text:p text:style-name="P169"/>
      <text:p text:style-name="P159"><text:s/>см также Array#find <text:s/>= <text:s/>Array#detect</text:p>
      <text:p text:style-name="P159"><text:s/></text:p>
      <text:p text:style-name="P159">чем Array#find отличается от Array#select?</text:p>
      <text:p text:style-name="P159">Что вернет следующий код?</text:p>
      <text:p text:style-name="P159"/>
      <text:p text:style-name="P161"><text:span text:style-name="T34"><text:s/></text:span><text:span text:style-name="T34">temp</text:span><text:span text:style-name="T34">eratures</text:span><text:span text:style-name="T34">.select {|temp| temp &gt; 0} </text:span></text:p>
      <text:p text:style-name="P160"><text:s/>#=&gt; [1.2, 10.6, 16.0, 12.1, 4.9]</text:p>
      <text:p text:style-name="P161"><text:span text:style-name="T34">то есть, </text:span><text:span text:style-name="T2">массив</text:span><text:span text:style-name="T34"> всех подходящих значений</text:span></text:p>
      <text:p text:style-name="P160"><text:soft-page-break/></text:p>
      <text:p text:style-name="P160">см. также Array#grep</text:p>
      <text:p text:style-name="P167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soft-page-break/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6">Сортировка по вычисленному значению</text:p>
      <text:p text:style-name="P115"/>
      <text:p text:style-name="P115"><text:tab/>sort_by, sort_by!</text:p>
      <text:p text:style-name="P115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/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><text:soft-page-break/></text:p>
      <text:p text:style-name="P69">см. lesson.10/sorting/test_sort_by_5.rb</text:p>
      <text:p text:style-name="P63">см. lesson.10/sorting/test_sort_3.rb</text:p>
      <text:p text:style-name="P14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6">Пользовательские методы</text:p>
          </table:table-cell>
          <table:table-cell table:style-name="Таблица3.A1" office:value-type="string">
            <text:p text:style-name="P148">Занятие 12</text:p>
            <text:p text:style-name="P148">(90 минут)</text:p>
          </table:table-cell>
        </table:table-row>
      </table:table>
      <text:p text:style-name="P11"/>
      <text:p text:style-name="P149">Раздаточный материал</text:p>
      <text:p text:style-name="P149"/>
      <text:list xml:id="list1342851093" text:continue-list="list1728191944" text:style-name="L29">
        <text:list-item>
          <text:p text:style-name="P264">lesson.12.tar.bz2</text:p>
        </text:list-item>
      </text:list>
      <text:p text:style-name="P146"/>
      <text:p text:style-name="P150">Вопросы</text:p>
      <text:list xml:id="list1559070981" text:style-name="L36">
        <text:list-header>
          <text:p text:style-name="P272"/>
        </text:list-header>
        <text:list-item>
          <text:p text:style-name="P273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6">Метод sort оперирует двумя аргументами (они в |a,b|). Что это за аргументы?</text:p>
        </text:list-item>
        <text:list-item>
          <text:p text:style-name="P266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6">Как Array#sort отсортирует массив массивов?</text:p>
        </text:list-item>
        <text:list-item>
          <text:p text:style-name="P266">Чем отличается Array#sort_by от Array#sort ?</text:p>
        </text:list-item>
        <text:list-item>
          <text:p text:style-name="P266">Чем отличаются методы Array#all? и Array#any?</text:p>
        </text:list-item>
        <text:list-item>
          <text:p text:style-name="P274"><text:span text:style-name="T14">Какими способами можно установить, что некоторый элемент присутс</text:span><text:span text:style-name="T14">т</text:span><text:span text:style-name="T14">вует в массиве? – <text:s/>(include?/member? → boolean, Array#index/</text:span><text:span text:style-name="T14">#rindex</text:span><text:span text:style-name="T14"> → position, find → сам элемент)</text:span></text:p>
        </text:list-item>
        <text:list-item>
          <text:p text:style-name="P274"><text:span text:style-name="T14">Какие из этих методом принимают блок и зачем? </text:span><text:span text:style-name="T14">- index/rindex/find. чтобы задавать более сложное условие, а не буквальное равенство.</text:span></text:p>
        </text:list-item>
        <text:list-item>
          <text:p text:style-name="P274"><text:span text:style-name="T14">Правда ли, что метод index есть только у массивов? - нет, он есть и у String (см. </text:span><text:span text:style-name="T14">ri index</text:span><text:span text:style-name="T14">)</text:span></text:p>
        </text:list-item>
        <text:list-item>
          <text:p text:style-name="P266">Почему Array#index/rindex/find можно использовать в условиях? - они возвращают nil, если ничего не найдено</text:p>
        </text:list-item>
        <text:list-item>
          <text:p text:style-name="P274"><text:span text:style-name="T14">Чем отличается Array#find от Array#select</text:span><text:span text:style-name="T14">?</text:span></text:p>
        </text:list-item>
        <text:list-item>
          <text:p text:style-name="P266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6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1976281713" text:style-name="L37">
        <text:list-item>
          <text:p text:style-name="P195">возможность абстрагироваться от деталей реализации</text:p>
        </text:list-item>
        <text:list-item>
          <text:p text:style-name="P195">более читабельный и более легко управляемый код</text:p>
        </text:list-item>
        <text:list-item>
          <text:p text:style-name="P195">возможность повторного использования (code reuse)</text:p>
          <text:p text:style-name="P195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33">def method_name(arg1, arg2....)</text:p>
      <text:p text:style-name="P133"><text:s text:c="3"/># команды</text:p>
      <text:p text:style-name="P133"><text:s text:c="3"/>return ...</text:p>
      <text:p text:style-name="P133">end</text:p>
      <text:p text:style-name="P133"/>
      <text:p text:style-name="P49">Использование (вызов) метода:</text:p>
      <text:p text:style-name="P49"><text:soft-page-break/></text:p>
      <text:p text:style-name="P49"><text:tab/>method_name(arg1, arg2...)</text:p>
      <text:p text:style-name="P49"/>
      <text:p text:style-name="P146">см. пример использования методов:</text:p>
      <text:p text:style-name="P146"><text:tab/>methods/extract_random_subcorpus.3.rb</text:p>
      <text:p text:style-name="P146">исследуйте, что делает скрипт:</text:p>
      <text:p text:style-name="P146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ответ: methods/max_of_three.3.rb</text:p>
      <text:p text:style-name="P53"/>
      <text:p text:style-name="P64">Передача объектов в метод</text:p>
      <text:p text:style-name="P49"/>
      <text:p text:style-name="P49"><text:soft-page-break/>Объекты, передаваемые в метод через аргументы, передаются</text:p>
      <text:list xml:id="list494169370" text:style-name="L38">
        <text:list-item>
          <text:p text:style-name="P240"><text:span text:style-name="T12">по </text:span><text:span text:style-name="T12">значению (по </text:span><text:span text:style-name="T12">копии</text:span><text:span text:style-name="T12">)</text:span></text:p>
        </text:list-item>
        <text:list-item>
          <text:p text:style-name="P240"><text:span text:style-name="T12">по </text:span><text:span text:style-name="T12">ссылке</text:span>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soft-page-break/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<text:soft-page-break/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6"/>
            <text:p text:style-name="P146">Пользовательские методы</text:p>
          </table:table-cell>
          <table:table-cell table:style-name="Table11.A1" office:value-type="string">
            <text:p text:style-name="P148">Занятие 13</text:p>
            <text:p text:style-name="P148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978285276" text:style-name="L39">
        <text:list-item>
          <text:p text:style-name="P197">lesson.13.tar.bz2</text:p>
        </text:list-item>
      </text:list>
      <text:p text:style-name="P4"/>
      <text:p text:style-name="P14">Вопросы</text:p>
      <text:p text:style-name="P4"/>
      <text:list xml:id="list1159072958" text:style-name="L40">
        <text:list-item>
          <text:p text:style-name="P198">зачем нужны методы?</text:p>
        </text:list-item>
        <text:list-item>
          <text:p text:style-name="P198">что возвращает метод и как он это делает?</text:p>
        </text:list-item>
        <text:list-item>
          <text:p text:style-name="P198">сколько значений может вернуть метод в руби?</text:p>
        </text:list-item>
      </text:list>
      <text:list xml:id="list954818029" text:style-name="L41">
        <text:list-item>
          <text:p text:style-name="P19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768591354" text:continue-list="list1159072958" text:style-name="L40">
        <text:list-item>
          <text:p text:style-name="P19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8">как взаимодействуют ОДНОИМЕННЫЕ переменные внутри метода с переменными вне этого метода?</text:p>
        </text:list-item>
        <text:list-item>
          <text:p text:style-name="P19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229482788" text:style-name="L42">
        <text:list-item>
          <text:p text:style-name="P200">как задать глобальную переменную (для данного скрипта)? -- $name @name или константа</text:p>
        </text:list-item>
      </text:list>
      <text:list xml:id="list985127981" text:continue-list="list768591354" text:style-name="L40">
        <text:list-item>
          <text:p text:style-name="P198">можно ли определить метод, который не принимает никаких аргументов?</text:p>
        </text:list-item>
        <text:list-item>
          <text:p text:style-name="P198">как передаются аргументы в метод?</text:p>
        </text:list-item>
      </text:list>
      <text:list xml:id="list1266936148" text:style-name="L43">
        <text:list-item>
          <text:p text:style-name="P201">позиционно</text:p>
        </text:list-item>
        <text:list-item>
          <text:p text:style-name="P201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35">вход:</text:p>
      <text:p text:style-name="P135">I CD/10_NP/10_PP1A/150 love NN/70_VB/60 apples NNS/20</text:p>
      <text:p text:style-name="P135"/>
      <text:p text:style-name="P135">выделить из строки отдельные поля:</text:p>
      <text:p text:style-name="P135">[“I”, “CD/10_NP/10_PP1A/150”, “love”, “NN/70_VB/60”, “apples”, “NNS/20”]</text:p>
      <text:p text:style-name="P135"/>
      <text:p text:style-name="P135">преобразовать множество тегов в одному. не-теги оставить как есть.</text:p>
      <text:p text:style-name="P135">[“I”, “PP1A”, “love”, “NN”, “apples”, “NNS”]</text:p>
      <text:p text:style-name="P135"/>
      <text:p text:style-name="P135">объединить в одну строку:</text:p>
      <text:p text:style-name="P135">“I_PP1A love_NN apples_NNS”</text:p>
      <text:p text:style-name="P52"/>
      <text:p text:style-name="P52">Варианты скрипта</text:p>
      <text:p text:style-name="P52"/>
      <text:p text:style-name="P52">syn_mtag2ts_max_freq.2.rb</text:p>
      <text:p text:style-name="P52"/>
      <text:list xml:id="list1970099606" text:style-name="L44">
        <text:list-item>
          <text:p text:style-name="P202"><text:soft-page-break/>использует Array#max_by (см. также Array#max_by)</text:p>
        </text:list-item>
        <text:list-item>
          <text:p text:style-name="P20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1873243198" text:style-name="L45">
        <text:list-item>
          <text:p text:style-name="P203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1133920511" text:style-name="L46">
        <text:list-item>
          <text:p text:style-name="P204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1440429835" text:style-name="L47">
        <text:list-item>
          <text:p text:style-name="P205">все сжато в одну операцию. так писать нельзя</text:p>
        </text:list-item>
        <text:list-item>
          <text:p text:style-name="P205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326973440" text:style-name="L48">
        <text:list-item>
          <text:p text:style-name="P206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1784182025" text:style-name="L49">
        <text:list-item>
          <text:p text:style-name="P207">использует метод title?</text:p>
        </text:list-item>
        <text:list-item>
          <text:p text:style-name="P207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1287549979" text:style-name="L50">
        <text:list-item>
          <text:p text:style-name="P209">метод изменяет сам объект</text:p>
        </text:list-item>
        <text:list-item>
          <text:p text:style-name="P209">метод выполняет какое-то действие, результат которого не важен</text:p>
          <text:p text:style-name="P209"/>
        </text:list-item>
      </text:list>
      <text:p text:style-name="P49"><text:tab/>def greet(name)</text:p>
      <text:p text:style-name="P49"><text:tab/><text:tab/>puts “Hello, #{name}.”</text:p>
      <text:p text:style-name="P49"><text:tab/>end</text:p>
      <text:p text:style-name="P49"/>
      <text:p text:style-name="P49"><text:tab/>greet(“Zeus”)</text:p>
      <text:p text:style-name="P49"><text:soft-page-break/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33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/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><text:soft-page-break/></text:p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6">Циклы</text:p>
            <text:p text:style-name="P146">Модули</text:p>
          </table:table-cell>
          <table:table-cell table:style-name="Таблица4.A1" office:value-type="string">
            <text:p text:style-name="P148">Занятие 14</text:p>
            <text:p text:style-name="P148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42">Current number is 3</text:p>
            <text:p text:style-name="P142">Current number is 4 </text:p>
            <text:p text:style-name="P142">Current number is 5 </text:p>
            <text:p text:style-name="P142">Current number is 6 </text:p>
            <text:p text:style-name="P142">Current number is 7 </text:p>
          </table:table-cell>
        </table:table-row>
        <table:table-row>
          <table:table-cell table:style-name="Table38.A2" office:value-type="string">
            <text:p text:style-name="P142"/>
          </table:table-cell>
          <table:table-cell table:style-name="Table38.B2" office:value-type="string">
            <text:p text:style-name="P142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7"/>
      <text:p text:style-name="P117">Что делает метод step? </text:p>
      <text:p text:style-name="P117"><text:soft-page-break/></text:p>
      <text:p text:style-name="P117">1.step(20, 3) do |n|</text:p>
      <text:p text:style-name="P117"><text:s text:c="2"/>print n.to_s + ' '</text:p>
      <text:p text:style-name="P117">end</text:p>
      <text:p text:style-name="P117">#=&gt; 1 4 7 10 13 16 19</text:p>
      <text:p text:style-name="P117">см. loops/test_step_1.rb</text:p>
      <text:p text:style-name="P117"/>
      <text:p text:style-name="P117">!!! Задание: измените loops/test_step_1.rb так, чтобы было выведена вот такая последовательность (то есть, в обратном порядке)</text:p>
      <text:p text:style-name="P117"/>
      <text:p text:style-name="P117"><text:tab/>20 17 14 11 8 5 2</text:p>
      <text:p text:style-name="P117"/>
      <text:p text:style-name="P117">ответ в loops/test_step_2.rb:</text:p>
      <text:p text:style-name="P117">20.step(1, -3) do |n|</text:p>
      <text:p text:style-name="P117"><text:s text:c="2"/>print n.to_s + ' '</text:p>
      <text:p text:style-name="P117">end</text:p>
      <text:p text:style-name="P117"/>
      <text:p text:style-name="P117">Метод step определен для классов Range#step, <text:span text:style-name="T26">Numeric#step</text:span>, Date#step</text:p>
      <text:p text:style-name="P118"/>
      <text:p text:style-name="P117">!!! Вопрос: Почему метод upto определен для Integer а step для родительского класса Numeric?</text:p>
      <text:p text:style-name="P117"/>
      <text:p text:style-name="P117"><text:tab/>3.14.upto(9.8) { |n| block }</text:p>
      <text:p text:style-name="P117">&gt;&gt;&gt; бред, неясно какое должно быть следующее число за 3.14: 3.141 или 3.15 ?</text:p>
      <text:p text:style-name="P114"/>
      <text:p text:style-name="P62">Задания</text:p>
      <text:p text:style-name="P71"/>
      <text:p text:style-name="P119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9"/>
      <text:p text:style-name="P119">начальный скрипт: insert_sort/insert_sort_to_new_stub.rb</text:p>
      <text:p text:style-name="P119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файл</text:p>
      <text:p text:style-name="P102"/>
      <text:p text:style-name="P102">reusability!</text:p>
      <text:p text:style-name="P102">абстрагирование</text:p>
      <text:p text:style-name="P102"><text:soft-page-break/></text:p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<text:soft-page-break/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/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0">По желанию, разработайте тесткейсы для этого модуля (см. дальше). Используйте шаблон из modules/unit_test_stub.rb</text:p>
      <text:p text:style-name="P122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/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<text:soft-page-break/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<text:soft-page-break/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6">Хэши</text:p>
          </table:table-cell>
          <table:table-cell table:style-name="Таблица5.A1" office:value-type="string">
            <text:p text:style-name="P148">Занятие 15</text:p>
            <text:p text:style-name="P148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2048672265" text:continue-list="list978285276" text:style-name="L39">
        <text:list-item>
          <text:p text:style-name="P197">lesson.15.tar.bz2</text:p>
        </text:list-item>
      </text:list>
      <text:p text:style-name="P4"/>
      <text:p text:style-name="P14">Вопросы</text:p>
      <text:p text:style-name="P103"/>
      <text:list xml:id="list1233892498" text:style-name="L51">
        <text:list-item>
          <text:p text:style-name="P246">какой/ие из методой более универсальны: upto/downto/step?</text:p>
        </text:list-item>
        <text:list-item>
          <text:p text:style-name="P246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6">как сделать методы еще более пригодными для повторного использования?</text:p>
        </text:list-item>
        <text:list-item>
          <text:p text:style-name="P246">как объявить модуль и методы в нем?</text:p>
        </text:list-item>
        <text:list-item>
          <text:p text:style-name="P245"><text:span text:style-name="T32">как использовать модуль? </text:span><text:span text:style-name="T32">– как загрузить модуль</text:span></text:p>
        </text:list-item>
        <text:list-item>
          <text:p text:style-name="P246">когда мы используем require, то что мы указываем, это имя файла или имя модуля?</text:p>
        </text:list-item>
        <text:list-item>
          <text:p text:style-name="P246">одно ли это и то же, использовать в команде require имя файла с расширением и без расширения?</text:p>
        </text:list-item>
        <text:list-item>
          <text:p text:style-name="P246">можно ли указывать в require путь к файлу? Нужно ли?</text:p>
        </text:list-item>
        <text:list-item>
          <text:p text:style-name="P246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26">неупорядоченная </text:span><text:span text:style-name="T26">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&gt;&gt;&gt; не путать в %w{ ... } для задания массивов</text:p>
      <text:p text:style-name="P49"/>
      <text:p text:style-name="P49"><text:soft-page-break/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soft-page-break/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Элементы упорядочены по тем же правилам, что и ключи (то есть, нет порядка в 1.8 и в порядке добавления в 1.9)</text:p>
      <text:p text:style-name="P49"/>
      <text:p text:style-name="P49"><text:span text:style-name="T37">Д</text:span><text:span text:style-name="T37">ефолтные значения</text:span></text:p>
      <text:p text:style-name="P64"/>
      <text:p text:style-name="P49">Обращение к несуществующему ключу возвращает nil</text:p>
      <text:p text:style-name="P49"><text:soft-page-break/></text:p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</text:span><text:span text:style-name="T1">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><text:soft-page-break/></text:p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26">&gt; time -p find_palindromes.rb</text:p>
      <text:p text:style-name="P126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<text:soft-page-break/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6">Хэши</text:p>
            <text:p text:style-name="P146">Решение задачи find_words</text:p>
          </table:table-cell>
          <table:table-cell table:style-name="Table16.A1" office:value-type="string">
            <text:p text:style-name="P148">Занятие 16</text:p>
            <text:p text:style-name="P148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2017068630" text:style-name="L52">
        <text:list-item>
          <text:p text:style-name="P210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Другие возможности: Array#delete_at, Array#[1..-1]</text:p>
      <text:p text:style-name="P49"/>
      <text:p text:style-name="P64"><text:soft-page-break/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/>
      <text:p text:style-name="P49">см. lesson.16/test_hash_from_array</text:p>
      <text:p text:style-name="P49"/>
      <text:p text:style-name="P49">Преобразование хэша в массив</text:p>
      <text:p text:style-name="P49"><text:soft-page-break/></text:p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6">Сортировка хэша Hash#sort, Hash#sort_by</text:p>
            <text:p text:style-name="P146">Решение задачи cmpsort</text:p>
            <text:p text:style-name="P146">Решение задачи find_words</text:p>
          </table:table-cell>
          <table:table-cell table:style-name="Table17.A1" office:value-type="string">
            <text:p text:style-name="P148">Занятие 17</text:p>
            <text:p text:style-name="P148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450226658" text:style-name="L53">
        <text:list-item>
          <text:p text:style-name="P211">lesson.17.tar.bz2</text:p>
        </text:list-item>
      </text:list>
      <text:list xml:id="list416438008" text:continue-list="list2017068630" text:style-name="L52">
        <text:list-header>
          <text:p text:style-name="P256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23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26">нисходящем</text:span> порядке по <text:span text:style-name="T26">численному</text:span> значению ключа.</text:p>
      <text:p text:style-name="P49"/>
      <text:p text:style-name="P49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27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27">|</text:span><text:span text:style-name="T27">key</text:span><text:span text:style-name="T27">, </text:span><text:span text:style-name="T27">val</text:span><text:span text:style-name="T27">|</text:span></text:p>
      <text:p text:style-name="P49"><text:tab/><text:span text:style-name="T27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27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&gt;&gt;&gt; так как: ee &lt; eni &lt; eno &lt; evi ...</text:p>
      <text:p text:style-name="P49"/>
      <text:p text:style-name="P49">ответ: hashsort/test_sort_6.rb</text:p>
      <text:p text:style-name="P49"/>
      <text:p text:style-name="P68"><text:soft-page-break/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/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<text:soft-page-break/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6">Решение задачи find_words</text:p>
          </table:table-cell>
          <table:table-cell table:style-name="Table18.A1" office:value-type="string">
            <text:p text:style-name="P148">Занятие 18</text:p>
            <text:p text:style-name="P148">(90 минут)</text:p>
          </table:table-cell>
        </table:table-row>
      </table:table>
      <text:p text:style-name="P146"/>
      <text:p text:style-name="P163">find_words - способы загрузки внешнего файла</text:p>
      <text:p text:style-name="P146"/>
      <text:p text:style-name="P146">load_queries_1</text:p>
      <text:p text:style-name="P146"><text:tab/>загружает все строки в массив, включая пустые. и с \n в конце</text:p>
      <text:p text:style-name="P146"/>
      <text:p text:style-name="P146">load_queries_2</text:p>
      <text:p text:style-name="P146"><text:tab/>загружает в массив, непустые строки, без \n</text:p>
      <text:p text:style-name="P146"/>
      <text:p text:style-name="P146">load_queries_3</text:p>
      <text:p text:style-name="P146"><text:tab/>преобразование массива в хэш</text:p>
      <text:p text:style-name="P146"/>
      <text:p text:style-name="P146">load_queries_4</text:p>
      <text:p text:style-name="P146"><text:tab/>еще вариант преобразования массива в хэш</text:p>
      <text:p text:style-name="P146"/>
      <text:p text:style-name="P146">load_queries_5</text:p>
      <text:p text:style-name="P146"><text:tab/>(рефакторинг) самый компактный вариант</text:p>
      <text:p text:style-name="P164"/>
      <text:p text:style-name="P160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0"><text:tab/>ответ: load_queries_6</text:p>
      <text:p text:style-name="P160">&gt;&gt;&gt; load_queries_6 содержит пример тернарной операции</text:p>
      <text:p text:style-name="P160"/>
      <text:p text:style-name="P162">find_words -- поиск</text:p>
      <text:p text:style-name="P162"/>
      <text:p text:style-name="P160">для нижеследующих заданий лучше использовать большой список queries (data/words.txt)</text:p>
      <text:p text:style-name="P160"/>
      <text:p text:style-name="P160">finding_queries_1 queries.txt</text:p>
      <text:p text:style-name="P185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5">time -p user=0.24</text:p>
      <text:p text:style-name="P160"/>
      <text:p text:style-name="P160">finding_queries_2</text:p>
      <text:p text:style-name="P186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6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6">time -p user=2215.42 (36min) (на words.txt)</text:p>
      <text:p text:style-name="P186"/>
      <text:p text:style-name="P107">finding_queries_3</text:p>
      <text:p text:style-name="P187">решение основано на finding_queries_2, но итерирование происходит по массиву слов предложения.</text:p>
      <text:p text:style-name="P187">time -p user=1232.39 (20min) (на words.txt)</text:p>
      <text:p text:style-name="P160"/>
      <text:p text:style-name="P160">finding_queries_4</text:p>
      <text:p text:style-name="P183"><text:span text:style-name="T35">хорошее решение, использующее хэш вместо массива. итерирование по </text:span><text:soft-page-break/><text:span text:style-name="T35">словам предложения.</text:span></text:p>
      <text:p text:style-name="P184">time -p user=0.97 (1.5sec) (на words.txt)</text:p>
      <text:p text:style-name="P184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184">построение подстрок от заданной позиции, используя string[start, end]</text:p>
      <text:p text:style-name="P184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4">ответ: all_substrings_2</text:p>
      <text:p text:style-name="P160"/>
      <text:p text:style-name="P160">all_substrings_3</text:p>
      <text:p text:style-name="P188">генерация всех подстрок длин 3 из заданного слова, начиная от начала слова.</text:p>
      <text:p text:style-name="P18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6">Introduction to CRF</text:p>
            <text:p text:style-name="P146">assign_properties</text:p>
          </table:table-cell>
          <table:table-cell table:style-name="Таблица6.A1" office:value-type="string">
            <text:p text:style-name="P148">Занятие 19</text:p>
            <text:p text:style-name="P148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883128464" text:style-name="L54">
        <text:list-item>
          <text:p text:style-name="P248"><text:span text:style-name="T4">lesson.1</text:span><text:span text:style-name="T4">9</text:span><text:span text:style-name="T4">.tar.bz2</text:span></text:p>
        </text:list-item>
        <text:list-item>
          <text:p text:style-name="P212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6">Radix sort (поразрядная/цифровая сортировка)</text:p>
            <text:p text:style-name="P146"/>
          </table:table-cell>
          <table:table-cell table:style-name="Таблица7.A1" office:value-type="string">
            <text:p text:style-name="P148">Занятие 20</text:p>
            <text:p text:style-name="P148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1665385916" text:continue-numbering="true" text:style-name="L54">
        <text:list-item>
          <text:p text:style-name="P248"><text:span text:style-name="T4">lesson.</text:span><text:span text:style-name="T4">20</text:span><text:span text:style-name="T4">.tar.bz2</text:span>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tab/>num = 12345</text:p>
      <text:p text:style-name="P49">чтобы получить разряд единиц (1234<text:span text:style-name="T1">5</text:span>)</text:p>
      <text:p text:style-name="P49"><text:soft-page-break/></text:p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2">1234<text:span text:style-name="T1">5</text:span></text:p>
          </table:table-cell>
          <table:table-cell table:style-name="Таблица8.B1" office:value-type="string">
            <text:p text:style-name="P123">n % 10 / 1</text:p>
          </table:table-cell>
          <table:table-cell table:style-name="Таблица8.B1" office:value-type="string">
            <text:p text:style-name="P123">n % 10^1 / 10^0</text:p>
          </table:table-cell>
          <table:table-cell table:style-name="Таблица8.D1" office:value-type="string">
            <text:p text:style-name="P142"/>
          </table:table-cell>
        </table:table-row>
        <table:table-row>
          <table:table-cell table:style-name="Таблица8.A2" office:value-type="float" office:value="12345">
            <text:p text:style-name="P142">123<text:span text:style-name="T1">4</text:span>5</text:p>
          </table:table-cell>
          <table:table-cell table:style-name="Таблица8.B2" office:value-type="string">
            <text:p text:style-name="P49">n % 100 / 10</text:p>
          </table:table-cell>
          <table:table-cell table:style-name="Таблица8.B2" office:value-type="string">
            <text:p text:style-name="P49">n % 10^2 / 10^1</text:p>
          </table:table-cell>
          <table:table-cell table:style-name="Таблица8.D2" office:value-type="string">
            <text:p text:style-name="P142"/>
          </table:table-cell>
        </table:table-row>
        <table:table-row>
          <table:table-cell table:style-name="Таблица8.A2" office:value-type="float" office:value="12345">
            <text:p text:style-name="P142">12<text:span text:style-name="T1">3</text:span>45</text:p>
          </table:table-cell>
          <table:table-cell table:style-name="Таблица8.B2" office:value-type="string">
            <text:p text:style-name="P142">n <text:span text:style-name="T38">% 100</text:span><text:span text:style-name="T38">0</text:span><text:span text:style-name="T38"> / 10</text:span><text:span text:style-name="T38">0</text:span></text:p>
          </table:table-cell>
          <table:table-cell table:style-name="Таблица8.B2" office:value-type="string">
            <text:p text:style-name="P123">n % 10^3 / 10^2</text:p>
          </table:table-cell>
          <table:table-cell table:style-name="Таблица8.D2" office:value-type="string">
            <text:p text:style-name="P142"/>
          </table:table-cell>
        </table:table-row>
        <table:table-row>
          <table:table-cell table:style-name="Таблица8.A2" office:value-type="float" office:value="12345">
            <text:p text:style-name="P142">1<text:span text:style-name="T1">2</text:span>345</text:p>
          </table:table-cell>
          <table:table-cell table:style-name="Таблица8.B2" office:value-type="string">
            <text:p text:style-name="P123">n % 10000 / 1000</text:p>
          </table:table-cell>
          <table:table-cell table:style-name="Таблица8.B2" office:value-type="string">
            <text:p text:style-name="P123">n % 10^4 / 10^3</text:p>
          </table:table-cell>
          <table:table-cell table:style-name="Таблица8.D2" office:value-type="string">
            <text:p text:style-name="P142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6">Поразрядная сортировка для строк (radix sort for strings)</text:p>
            <text:p text:style-name="P146">String#ord, Integer#char</text:p>
          </table:table-cell>
          <table:table-cell table:style-name="Таблица9.A1" office:value-type="string">
            <text:p text:style-name="P148">Занятие 21</text:p>
            <text:p text:style-name="P148">(90 минут)</text:p>
          </table:table-cell>
        </table:table-row>
      </table:table>
      <text:p text:style-name="P124"/>
      <text:p text:style-name="P64">Раздаточный материал</text:p>
      <text:p text:style-name="P49"/>
      <text:list xml:id="list80079104" text:style-name="L55">
        <text:list-item>
          <text:p text:style-name="P213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227435878" text:style-name="L56">
        <text:list-item>
          <text:p text:style-name="P214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2">Шаг 2. </text:span><text:span text:style-name="T12">Работает ли сортировка для тесткейса #2?</text:span><text:span text:style-name="T12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2">left alignment</text:p>
          </table:table-cell>
          <table:table-cell table:style-name="Таблица10.B1" office:value-type="string">
            <text:p text:style-name="P145">right alignment</text:p>
          </table:table-cell>
        </table:table-row>
        <table:table-row>
          <table:table-cell table:style-name="Таблица10.A2" office:value-type="string">
            <text:p text:style-name="P142">1-2-3-4-5-6...</text:p>
          </table:table-cell>
          <table:table-cell table:style-name="Таблица10.B2" office:value-type="string">
            <text:p text:style-name="P145">1-2-3-4-5-6...</text:p>
          </table:table-cell>
        </table:table-row>
        <table:table-row>
          <table:table-cell table:style-name="Таблица10.A2" office:value-type="string">
            <text:p text:style-name="P142">a p p l e _</text:p>
          </table:table-cell>
          <table:table-cell table:style-name="Таблица10.B2" office:value-type="string">
            <text:p text:style-name="P145">_____apple</text:p>
          </table:table-cell>
        </table:table-row>
        <table:table-row>
          <table:table-cell table:style-name="Таблица10.A2" office:value-type="string">
            <text:p text:style-name="P142">a p p l e s</text:p>
          </table:table-cell>
          <table:table-cell table:style-name="Таблица10.B2" office:value-type="string">
            <text:p text:style-name="P145">____apples</text:p>
          </table:table-cell>
        </table:table-row>
        <table:table-row>
          <table:table-cell table:style-name="Таблица10.A2" office:value-type="string">
            <text:p text:style-name="P142">l a m p _</text:p>
          </table:table-cell>
          <table:table-cell table:style-name="Таблица10.B2" office:value-type="string">
            <text:p text:style-name="P145">_____lamp</text:p>
          </table:table-cell>
        </table:table-row>
        <table:table-row>
          <table:table-cell table:style-name="Таблица10.A2" office:value-type="string">
            <text:p text:style-name="P142">r a m i f i c a t i o n</text:p>
          </table:table-cell>
          <table:table-cell table:style-name="Таблица10.B2" office:value-type="string">
            <text:p text:style-name="P145">ramification</text:p>
          </table:table-cell>
        </table:table-row>
        <table:table-row>
          <table:table-cell table:style-name="Таблица10.A2" office:value-type="string">
            <text:p text:style-name="P142">ramp</text:p>
          </table:table-cell>
          <table:table-cell table:style-name="Таблица10.B2" office:value-type="string">
            <text:p text:style-name="P145">_____ramp</text:p>
          </table:table-cell>
        </table:table-row>
        <table:table-row>
          <table:table-cell table:style-name="Таблица10.A2" office:value-type="string">
            <text:p text:style-name="P142">...-4-3-2-1</text:p>
          </table:table-cell>
          <table:table-cell table:style-name="Таблица10.B2" office:value-type="string">
            <text:p text:style-name="P145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7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7">Работа с UTF-8<text:line-break/>CRF и text_spacer для русского текста</text:p>
          </table:table-cell>
          <table:table-cell table:style-name="Table19.A1" office:value-type="string">
            <text:p text:style-name="P148">Занятие 22</text:p>
            <text:p text:style-name="P148">(90 минут)</text:p>
          </table:table-cell>
        </table:table-row>
      </table:table>
      <text:p text:style-name="P124"/>
      <text:p text:style-name="P64">Раздаточный материал</text:p>
      <text:p text:style-name="P64"/>
      <text:list xml:id="list2000829376" text:continue-list="list1665385916" text:style-name="L54">
        <text:list-item>
          <text:p text:style-name="P257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39">ß</text:span> --&gt; SS но не всякое SS -&gt; <text:span text:style-name="T39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/>
      <text:p text:style-name="P49">&gt; require 'unicode_utils'</text:p>
      <text:p text:style-name="P49"><text:soft-page-break/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><text:soft-page-break/></text:p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2">train.txt</text:p>
          </table:table-cell>
          <table:table-cell table:style-name="Table22.C1" office:value-type="string">
            <text:p text:style-name="P142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42">да</text:p>
          </table:table-cell>
          <table:table-cell table:style-name="Table22.C2" office:value-type="string">
            <text:p text:style-name="P142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65">да</text:p>
          </table:table-cell>
          <table:table-cell table:style-name="Table22.C2" office:value-type="string">
            <text:p text:style-name="P165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42">да</text:p>
          </table:table-cell>
          <table:table-cell table:style-name="Table22.C2" office:value-type="string">
            <text:p text:style-name="P142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66">лучше нет, чем да</text:p>
          </table:table-cell>
          <table:table-cell table:style-name="Table22.C2" office:value-type="string">
            <text:p text:style-name="P166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<text:soft-page-break/>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34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><text:soft-page-break/></text:p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1"/>
      <text:p text:style-name="P121">&gt; git init .</text:p>
      <text:p text:style-name="P121">&gt; git add file1 file2...</text:p>
      <text:p text:style-name="P121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/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<text:soft-page-break/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6">IO.popen</text:p>
          </table:table-cell>
          <table:table-cell table:style-name="Table21.A1" office:value-type="string">
            <text:p text:style-name="P148">Занятие 23</text:p>
            <text:p text:style-name="P148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933715321" text:continue-numbering="true" text:style-name="L54">
        <text:list-item>
          <text:p text:style-name="P212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89">Some things to think about when choosing between these mechanisms are:</text:p>
            <text:list xml:id="list1717633708" text:style-name="L57">
              <text:list-item>
                <text:p text:style-name="P275">Do you just want stdout or do you need stderr as well? or even separated out? </text:p>
              </text:list-item>
              <text:list-item>
                <text:p text:style-name="P275">How big is your output? Do you want to hold the entire result in memory? </text:p>
              </text:list-item>
              <text:list-item>
                <text:p text:style-name="P275">Do you want to read some of your output while the subprocess is still running? </text:p>
              </text:list-item>
              <text:list-item>
                <text:p text:style-name="P275">Do you need result codes? </text:p>
              </text:list-item>
              <text:list-item>
                <text:p text:style-name="P276">Do you need a ruby object that represents the process and lets you kill it on demand? </text:p>
              </text:list-item>
            </text:list>
            <text:p text:style-name="P189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89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><text:soft-page-break/></text:p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><text:soft-page-break/></text:p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34"><text:tab/>IO</text:span>.<text:span text:style-name="T34">popen</text:span>("date") { <text:span text:style-name="T34">|</text:span><text:span text:style-name="T34">io</text:span><text:span text:style-name="T34">|</text:span> <text:span text:style-name="T34">puts</text:span> <text:span text:style-name="T34">io</text:span>.<text:span text:style-name="T34">gets</text:span> }</text:p>
      <text:p text:style-name="P16"><text:soft-page-break/></text:p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34"><text:tab/></text:span><text:span text:style-name="T34">io = </text:span><text:span text:style-name="T34">IO</text:span>.<text:span text:style-name="T34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<text:soft-page-break/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6">IO.popen</text:p>
            <text:p text:style-name="P267"><text:span text:style-name="T45">IO#gets</text:span></text:p>
          </table:table-cell>
          <table:table-cell table:style-name="Table23.A1" office:value-type="string">
            <text:p text:style-name="P148">Занятие 24</text:p>
            <text:p text:style-name="P148">(90 минут)</text:p>
          </table:table-cell>
        </table:table-row>
      </table:table>
      <text:p text:style-name="P2"/>
      <text:p text:style-name="P2"/>
      <text:p text:style-name="P216"><text:span text:style-name="T43">Вопросы:</text:span></text:p>
      <text:p text:style-name="P216"><text:span text:style-name="T43"/></text:p>
      <text:list xml:id="list976858783" text:style-name="L62">
        <text:list-item>
          <text:p text:style-name="P249"><text:span text:style-name="T5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span></text:p>
        </text:list-item>
        <text:list-item>
          <text:p text:style-name="P249"><text:span text:style-name="T5">какие способы позволяют забрать выход выполненной программы? - `cmd`, <text:s/>%{cmd}, IO.popen</text:span></text:p>
        </text:list-item>
        <text:list-item>
          <text:p text:style-name="P249"><text:span text:style-name="T5">Позволяют ли вызовы при помощи backticks или %{ } давать процессу данные многократно? - нет, интеракция с запущенным процессом однократная.</text:span></text:p>
        </text:list-item>
        <text:list-item>
          <text:p text:style-name="P249"><text:span text:style-name="T5">Удобно ли при помощи `cmd` обрабатывать (напр составить теггированный корпус предложений длин от 10 до 20) файлы из /shared/syntagma/text?</text:span></text:p>
        </text:list-item>
        <text:list-item>
          <text:p text:style-name="P249"><text:span text:style-name="T5">Позволяет ли IO.popen запускать команду так, чтобы можно было поочередно писать в нее и читать ее выход? - однозначно!</text:span></text:p>
        </text:list-item>
        <text:list-item>
          <text:p text:style-name="P250"><text:span text:style-name="T6">Годиться ли IO.popen для запуска только лишь одиночных команд? – нет, и для пайпов тоже</text:span></text:p>
        </text:list-item>
        <text:list-item>
          <text:p text:style-name="P250"><text:span text:style-name="T6">Как передать данные на вход команде/пайпу, открытому при помощи IO.popen – IO#puts</text:span></text:p>
        </text:list-item>
        <text:list-item>
          <text:p text:style-name="P250"><text:span text:style-name="T6">Как забрать данные? – IO</text:span><text:span text:style-name="T9">#</text:span><text:span text:style-name="T6">gets</text:span></text:p>
        </text:list-item>
        <text:list-item>
          <text:p text:style-name="P251"><text:span text:style-name="T7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шрамма – она зависнет на IO#gets</text:span></text:p>
        </text:list-item>
        <text:list-item>
          <text:p text:style-name="P251"><text:span text:style-name="T7"><text:s/>Как бороться с буферизацией? – stdbuf, --flush</text:span></text:p>
        </text:list-item>
        <text:list-item>
          <text:p text:style-name="P251"><text:span text:style-name="T7">Если открыть пайп при помощи IO.popen(имя_команды), то можно ли при его помощи протеггировать предложение – нет, этот пайп открыт только на чтение.</text:span></text:p>
        </text:list-item>
        <text:list-item>
          <text:p text:style-name="P251"><text:span text:style-name="T7">Какие режимы открывания файла/пайпа есть - r, w, a и r+, w+, a+</text:span></text:p>
        </text:list-item>
        <text:list-item>
          <text:p text:style-name="P251"><text:span text:style-name="T7">чем отличается w от a?</text:span></text:p>
        </text:list-item>
        <text:list-item>
          <text:p text:style-name="P251"><text:span text:style-name="T7">Как нужно открыть пайп, чтобы иметь возможность как писать в него, так и читать? – r+ или w+</text:span></text:p>
        </text:list-item>
        <text:list-item>
          <text:p text:style-name="P252"><text:span text:style-name="T8">В чем отличие r+ от w+ – при открытии файла, r+ ругнется, если файла нет. w+ просто его создаст</text:span></text:p>
        </text:list-item>
        <text:list-item>
          <text:p text:style-name="P253"><text:span text:style-name="T9">Что делать, если открытый при помощи IO.popen пайп выдает данные в кодировке, отлично от необходимой? – IO.popen позволяет указать кодировку, в которой приходят даннные, а также позволяет их перекодировать на ходу.</text:span>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221274631" text:style-name="L58">
        <text:list-item>
          <text:p text:style-name="P215">еще раз рассказать, что assign_properties необязателен (изменен слайд 175)</text:p>
        </text:list-item>
        <text:list-item>
          <text:p text:style-name="P215">разбор assign_properties</text:p>
        </text:list-item>
        <text:list-item>
          <text:p text:style-name="P215">разобрать скрипт verticalize</text:p>
        </text:list-item>
        <text:list-item>
          <text:p text:style-name="P215">объяснить: word, *tmp, tag = line.split</text:p>
        </text:list-item>
        <text:list-item>
          <text:p text:style-name="P215">реализовать restore_spaces (slide 178). показать, как его тестировать на <text:soft-page-break/>исходном train.vert с эталонными тегами.</text:p>
          <text:p text:style-name="P215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247"/>
      <text:p text:style-name="P47"><text:span text:style-name="T40"><text:tab/>IO.popen([</text:span><text:span text:style-name="T41">env</text:span>,] cmd, mode="r" [, opt])</text:p>
      <text:p text:style-name="P2"/>
      <text:p text:style-name="P16"><text:span text:style-name="T33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<text:span text:style-name="T42">(delicious) </text:span>cookie?";</text:p>
      <text:p text:style-name="P16"><text:s/>echo "ENDOFSENTENCE";</text:p>
      <text:p text:style-name="P16"><text:s/>echo "Yes, please") |</text:p>
      <text:p text:style-name="P16"><text:soft-page-break/><text:s/>TextTagger --skip-line=ENDOFSENTENCE </text:p>
      <text:p text:style-name="P196">Want_VB a_AT cookie_NN ?_?</text:p>
      <text:p text:style-name="P196"><text:span text:style-name="T42">delicious_JJ</text:span>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1"/></text:span></text:p>
      <text:p text:style-name="Standard"><text:span text:style-name="Source_20_Text"><text:span text:style-name="T10">Самостоятельно, по желанию</text:span></text:span></text:p>
      <text:p text:style-name="Standard"><text:span text:style-name="Source_20_Text"><text:span text:style-name="T1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6">???</text:p>
          </table:table-cell>
          <table:table-cell table:style-name="Table24.A1" office:value-type="string">
            <text:p text:style-name="P148">Занятие 24</text:p>
            <text:p text:style-name="P148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6">Всякое разное шило</text:p>
            <text:p text:style-name="P146"/>
          </table:table-cell>
          <table:table-cell table:style-name="Table20.A1" office:value-type="string">
            <text:p text:style-name="P148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Метод Hash#delete позволяет удалить один элемент (изменяется сам объект!)</text:p>
      <text:p text:style-name="P49"/>
      <text:p text:style-name="P49"><text:soft-page-break/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Антоним метода reject:</text:p>
      <text:list xml:id="list1133443092" text:style-name="L59">
        <text:list-item>
          <text:p text:style-name="P241"><text:span text:style-name="T12">select!/keep_if – изменяют и</text:span>сх<text:span text:style-name="T12">одный объ</text:span>ек<text:span text:style-name="T12">т</text:span></text:p>
        </text:list-item>
        <text:list-item>
          <text:p text:style-name="P241"><text:span text:style-name="T12">select в</text:span>о<text:span text:style-name="T12">звращает новый объект</text:span></text:p>
        </text:list-item>
      </text:list>
      <text:p text:style-name="P85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71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1">Оператор</text:p>
            </table:table-cell>
            <table:table-cell table:style-name="Table12.A1" office:value-type="string">
              <text:p text:style-name="P141">Значение</text:p>
            </table:table-cell>
            <table:table-cell table:style-name="Table12.C1" office:value-type="string">
              <text:p text:style-name="P141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8">+</text:p>
          </table:table-cell>
          <table:table-cell table:style-name="Table12.A2" office:value-type="string">
            <text:p text:style-name="P168"/>
          </table:table-cell>
          <table:table-cell table:style-name="Table12.C2" office:value-type="string">
            <text:p text:style-name="P168">a + b</text:p>
          </table:table-cell>
        </table:table-row>
        <table:table-row>
          <table:table-cell table:style-name="Table12.A2" office:value-type="string">
            <text:p text:style-name="P168">-</text:p>
          </table:table-cell>
          <table:table-cell table:style-name="Table12.A2" office:value-type="string">
            <text:p text:style-name="P168"/>
          </table:table-cell>
          <table:table-cell table:style-name="Table12.C2" office:value-type="string">
            <text:p text:style-name="P168">a - 5 #=&gt; -2</text:p>
          </table:table-cell>
        </table:table-row>
        <table:table-row>
          <table:table-cell table:style-name="Table12.A2" office:value-type="string">
            <text:p text:style-name="P168">/</text:p>
          </table:table-cell>
          <table:table-cell table:style-name="Table12.A2" office:value-type="string">
            <text:p text:style-name="P168"/>
          </table:table-cell>
          <table:table-cell table:style-name="Table12.C2" office:value-type="string">
            <text:p text:style-name="P168">10 / 8 # =&gt; 1</text:p>
          </table:table-cell>
        </table:table-row>
        <table:table-row>
          <table:table-cell table:style-name="Table12.A2" office:value-type="string">
            <text:p text:style-name="P168">*</text:p>
          </table:table-cell>
          <table:table-cell table:style-name="Table12.A2" office:value-type="string">
            <text:p text:style-name="P168"/>
          </table:table-cell>
          <table:table-cell table:style-name="Table12.C2" office:value-type="string">
            <text:p text:style-name="P168">2 * 5 * b #=&gt; 20</text:p>
          </table:table-cell>
        </table:table-row>
        <table:table-row>
          <table:table-cell table:style-name="Table12.A2" office:value-type="string">
            <text:p text:style-name="P168">%</text:p>
          </table:table-cell>
          <table:table-cell table:style-name="Table12.A2" office:value-type="string">
            <text:p text:style-name="P168">остаток от деления (remainder; modulo)</text:p>
          </table:table-cell>
          <table:table-cell table:style-name="Table12.C2" office:value-type="string">
            <text:p text:style-name="P168">10 % 3 #=&gt; 1</text:p>
          </table:table-cell>
        </table:table-row>
        <table:table-row table:style-name="Table12.7">
          <table:table-cell table:style-name="Table12.A2" office:value-type="string">
            <text:p text:style-name="P168">**</text:p>
          </table:table-cell>
          <table:table-cell table:style-name="Table12.A2" office:value-type="string">
            <text:p text:style-name="P168">экспоненциация (возведение в степень)</text:p>
          </table:table-cell>
          <table:table-cell table:style-name="Table12.C2" office:value-type="string">
            <text:p text:style-name="P168">b**8 #=&gt; 256</text:p>
          </table:table-cell>
        </table:table-row>
        <table:table-row table:style-name="Table12.7">
          <table:table-cell table:style-name="Table12.A2" office:value-type="string">
            <text:p text:style-name="P168"/>
          </table:table-cell>
          <table:table-cell table:style-name="Table12.A2" office:value-type="string">
            <text:p text:style-name="P168"/>
          </table:table-cell>
          <table:table-cell table:style-name="Table12.C2" office:value-type="string">
            <text:p text:style-name="P168"/>
          </table:table-cell>
        </table:table-row>
      </table:table>
      <text:p text:style-name="P94"/>
      <text:list xml:id="list1325226527" text:style-name="L60">
        <text:list-item>
          <text:p text:style-name="P242">унарная оператор – оператор, принимающий один аргумент (операнд)</text:p>
        </text:list-item>
        <text:list-item>
          <text:p text:style-name="P242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8">-</text:p>
          </table:table-cell>
          <table:table-cell table:style-name="Table13.A1" office:value-type="string">
            <text:p text:style-name="P168">унарный минус</text:p>
          </table:table-cell>
          <table:table-cell table:style-name="Table13.C1" office:value-type="string">
            <text:p text:style-name="P168">-5 <text:s/>-a</text:p>
          </table:table-cell>
        </table:table-row>
        <table:table-row>
          <table:table-cell table:style-name="Table13.A2" office:value-type="string">
            <text:p text:style-name="P168">+</text:p>
          </table:table-cell>
          <table:table-cell table:style-name="Table13.A2" office:value-type="string">
            <text:p text:style-name="P168">унарный плюс</text:p>
          </table:table-cell>
          <table:table-cell table:style-name="Table13.C2" office:value-type="string">
            <text:p text:style-name="P168">+</text:p>
          </table:table-cell>
        </table:table-row>
      </table:table>
      <text:p text:style-name="P94"/>
      <text:p text:style-name="P94">есть битовые операции</text:p>
      <text:list xml:id="list132871191" text:style-name="L61">
        <text:list-item>
          <text:p text:style-name="P243">двоичное смещение вправо: 10 &gt;&gt; 1 #=&gt; 5 равноценно делению на 2</text:p>
        </text:list-item>
        <text:list-item>
          <text:p text:style-name="P243">двоичное смещение влево: 10 &lt;&lt; 2 #= &gt; 40 равноценно умножению на 4</text:p>
          <text:p text:style-name="P244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2">Оператор</text:p>
          </table:table-cell>
          <table:table-cell table:style-name="Table15.B1" office:value-type="string">
            <text:p text:style-name="P142">Описание</text:p>
          </table:table-cell>
        </table:table-row>
        <table:table-row>
          <table:table-cell table:style-name="Table15.A2" office:value-type="string">
            <text:p text:style-name="P142">**</text:p>
          </table:table-cell>
          <table:table-cell table:style-name="Table15.B2" office:value-type="string">
            <text:p text:style-name="P142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19">!+-</text:span></text:span></text:p>
          </table:table-cell>
          <table:table-cell table:style-name="Table15.B2" office:value-type="string">
            <text:p text:style-name="P142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2">* / %</text:p>
          </table:table-cell>
          <table:table-cell table:style-name="Table15.B2" office:value-type="string">
            <text:p text:style-name="P142"/>
          </table:table-cell>
        </table:table-row>
        <table:table-row>
          <table:table-cell table:style-name="Table15.A2" office:value-type="string">
            <text:p text:style-name="P142">+ -</text:p>
          </table:table-cell>
          <table:table-cell table:style-name="Table15.B2" office:value-type="string">
            <text:p text:style-name="P142"/>
          </table:table-cell>
        </table:table-row>
        <table:table-row>
          <table:table-cell table:style-name="Table15.A2" office:value-type="string">
            <text:p text:style-name="P142">&lt; &gt; &lt;= &gt;=</text:p>
          </table:table-cell>
          <table:table-cell table:style-name="Table15.B2" office:value-type="string">
            <text:p text:style-name="P142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19">&lt;=&gt; == === != =~ !~</text:span></text:span></text:p>
          </table:table-cell>
          <table:table-cell table:style-name="Table15.B2" office:value-type="string">
            <text:p text:style-name="P142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2">&amp;&amp;</text:p>
          </table:table-cell>
          <table:table-cell table:style-name="Table15.B2" office:value-type="string">
            <text:p text:style-name="P142">логическое И</text:p>
          </table:table-cell>
        </table:table-row>
        <table:table-row>
          <table:table-cell table:style-name="Table15.A2" office:value-type="string">
            <text:p text:style-name="P142">||</text:p>
          </table:table-cell>
          <table:table-cell table:style-name="Table15.B2" office:value-type="string">
            <text:p text:style-name="P142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6"><text:span text:style-name="Source_20_Text"><text:span text:style-name="T17">= %= /= -= += *= ||= **=</text:span></text:span></text:p>
          </table:table-cell>
          <table:table-cell table:style-name="Table15.B2" office:value-type="string">
            <text:p text:style-name="P142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2">not</text:p>
          </table:table-cell>
          <table:table-cell table:style-name="Table15.B2" office:value-type="string">
            <text:p text:style-name="P142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2">and or</text:p>
          </table:table-cell>
          <table:table-cell table:style-name="Table15.B2" office:value-type="string">
            <text:p text:style-name="P142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2"/>
          </table:table-cell>
          <table:table-cell table:style-name="Table15.B2" office:value-type="string">
            <text:p text:style-name="P142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24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42">y += 1</text:p>
          </table:table-cell>
          <table:table-cell table:style-name="Table14.C1" office:value-type="string">
            <text:p text:style-name="P142">нету: <text:s/>y++</text:p>
          </table:table-cell>
        </table:table-row>
        <table:table-row>
          <table:table-cell table:style-name="Table14.A2" office:value-type="string">
            <text:p text:style-name="P142">y = y - 2</text:p>
          </table:table-cell>
          <table:table-cell table:style-name="Table14.A2" office:value-type="string">
            <text:p text:style-name="P142">y -= 2</text:p>
          </table:table-cell>
          <table:table-cell table:style-name="Table14.C2" office:value-type="string">
            <text:p text:style-name="P142">нету: y--</text:p>
          </table:table-cell>
        </table:table-row>
        <table:table-row>
          <table:table-cell table:style-name="Table14.A2" office:value-type="string">
            <text:p text:style-name="P142">y = y * 2</text:p>
          </table:table-cell>
          <table:table-cell table:style-name="Table14.A2" office:value-type="string">
            <text:p text:style-name="P142">y *=2</text:p>
          </table:table-cell>
          <table:table-cell table:style-name="Table14.C2" office:value-type="string">
            <text:p text:style-name="P142"/>
          </table:table-cell>
        </table:table-row>
        <table:table-row>
          <table:table-cell table:style-name="Table14.A2" office:value-type="string">
            <text:p text:style-name="P142"/>
          </table:table-cell>
          <table:table-cell table:style-name="Table14.A2" office:value-type="string">
            <text:p text:style-name="P142">y %= 2</text:p>
          </table:table-cell>
          <table:table-cell table:style-name="Table14.C2" office:value-type="string">
            <text:p text:style-name="P142"/>
          </table:table-cell>
        </table:table-row>
        <table:table-row>
          <table:table-cell table:style-name="Table14.A2" office:value-type="string">
            <text:p text:style-name="P142"/>
          </table:table-cell>
          <table:table-cell table:style-name="Table14.A2" office:value-type="string">
            <text:p text:style-name="P142">y /= 2</text:p>
          </table:table-cell>
          <table:table-cell table:style-name="Table14.C2" office:value-type="string">
            <text:p text:style-name="P142"/>
          </table:table-cell>
        </table:table-row>
        <table:table-row>
          <table:table-cell table:style-name="Table14.A2" office:value-type="string">
            <text:p text:style-name="P142"/>
          </table:table-cell>
          <table:table-cell table:style-name="Table14.A2" office:value-type="string">
            <text:p text:style-name="P142">y *= 2</text:p>
          </table:table-cell>
          <table:table-cell table:style-name="Table14.C2" office:value-type="string">
            <text:p text:style-name="P142"/>
          </table:table-cell>
        </table:table-row>
        <table:table-row>
          <table:table-cell table:style-name="Table14.A2" office:value-type="string">
            <text:p text:style-name="P142">y = y ** 3</text:p>
          </table:table-cell>
          <table:table-cell table:style-name="Table14.A2" office:value-type="string">
            <text:p text:style-name="P142">y **= 2</text:p>
          </table:table-cell>
          <table:table-cell table:style-name="Table14.C2" office:value-type="string">
            <text:p text:style-name="P142"/>
          </table:table-cell>
        </table:table-row>
        <table:table-row>
          <table:table-cell table:style-name="Table14.A2" office:value-type="string">
            <text:p text:style-name="P142">y = 3 если y неопределено</text:p>
          </table:table-cell>
          <table:table-cell table:style-name="Table14.A2" office:value-type="string">
            <text:p text:style-name="P142">y ||= 3</text:p>
          </table:table-cell>
          <table:table-cell table:style-name="Table14.C2" office:value-type="string">
            <text:p text:style-name="P142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17">!!! задание: попробовать в irb. Измениться ли значение переменной a ?</text:span></text:span></text:p>
      <text:p text:style-name="P96"><text:span text:style-name="Source_20_Text"><text:span text:style-name="T17"/></text:span></text:p>
      <text:p text:style-name="P137"><text:span text:style-name="Source_20_Text"><text:span text:style-name="T17">a ||= 2</text:span></text:span></text:p>
      <text:p text:style-name="P128"><text:span text:style-name="Source_20_Text"><text:span text:style-name="T1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2-07T02:12:05</dc:date>
    <meta:editing-duration>PT180H52M38S</meta:editing-duration>
    <meta:editing-cycles>1206</meta:editing-cycles>
    <meta:document-statistic meta:table-count="40" meta:image-count="0" meta:object-count="0" meta:page-count="101" meta:paragraph-count="2775" meta:word-count="15604" meta:character-count="105376"/>
  </office:meta>
</office:document-meta>
</file>